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1347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1.7403in"/>
    </style:style>
    <style:style style:name="Table1.D" style:family="table-column">
      <style:table-column-properties style:column-width="1.2083in"/>
    </style:style>
    <style:style style:name="Table1.1" style:family="table-row">
      <style:table-row-properties style:min-row-height="0.441in" fo:keep-together="auto"/>
    </style:style>
    <style:style style:name="Table1.A1" style:family="table-cell">
      <style:table-cell-properties fo:background-color="#c5f1e3" fo:padding="0.0694in" fo:border="1pt solid #000000">
        <style:background-image/>
      </style:table-cell-properties>
    </style:style>
    <style:style style:name="Table1.B1" style:family="table-cell">
      <style:table-cell-properties fo:padding="0.0694in" fo:border-left="none" fo:border-right="1pt solid #000000" fo:border-top="1pt solid #000000" fo:border-bottom="1pt solid #000000"/>
    </style:style>
    <style:style style:name="Table1.C1" style:family="table-cell">
      <style:table-cell-properties fo:padding="0.0694in" fo:border-left="none" fo:border-right="1pt solid #000000" fo:border-top="1pt solid #000000" fo:border-bottom="1pt solid #000000"/>
    </style:style>
    <style:style style:name="Table1.D1" style:family="table-cell">
      <style:table-cell-properties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4306in" fo:keep-together="auto"/>
    </style:style>
    <style:style style:name="Table1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.B2" style:family="table-cell">
      <style:table-cell-properties fo:padding="0.0694in" fo:border-left="none" fo:border-right="1pt solid #000000" fo:border-top="none" fo:border-bottom="1pt solid #000000"/>
    </style:style>
    <style:style style:name="Table1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1.8875in" fo:keep-together="auto"/>
    </style:style>
    <style:style style:name="Table2" style:family="table">
      <style:table-properties style:width="4.4896in" fo:margin-left="0in" fo:margin-top="0in" fo:margin-bottom="0in" table:align="left" style:writing-mode="lr-tb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3.1146in"/>
    </style:style>
    <style:style style:name="Table2.1" style:family="table-row">
      <style:table-row-properties style:min-row-height="0.5576in" fo:keep-together="auto"/>
    </style:style>
    <style:style style:name="Table2.A1" style:family="table-cell">
      <style:table-cell-properties fo:background-color="#ffcc99" fo:padding="0.0694in" fo:border="1pt solid #000000">
        <style:background-image/>
      </style:table-cell-properties>
    </style:style>
    <style:style style:name="Table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2" style:family="table-row">
      <style:table-row-properties style:min-row-height="0.5451in" fo:keep-together="auto"/>
    </style:style>
    <style:style style:name="Table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4.5521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B" style:family="table-column">
      <style:table-column-properties style:column-width="1.166in"/>
    </style:style>
    <style:style style:name="Table3.C" style:family="table-column">
      <style:table-column-properties style:column-width="2.9799in"/>
    </style:style>
    <style:style style:name="Table3.1" style:family="table-row">
      <style:table-row-properties style:min-row-height="0.559in" fo:keep-together="auto"/>
    </style:style>
    <style:style style:name="Table3.A1" style:family="table-cell">
      <style:table-cell-properties fo:background-color="#ffcc99" fo:padding="0.0694in" fo:border="1pt solid #000000">
        <style:background-image/>
      </style:table-cell-properties>
    </style:style>
    <style:style style:name="Table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.2" style:family="table-row">
      <style:table-row-properties style:min-row-height="0.4944in" fo:keep-together="auto"/>
    </style:style>
    <style:style style:name="Table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" style:family="table">
      <style:table-properties style:width="4.4896in" fo:margin-left="0in" fo:margin-top="0in" fo:margin-bottom="0in" table:align="left" style:writing-mode="lr-tb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3.1146in"/>
    </style:style>
    <style:style style:name="Table2.1" style:family="table-row">
      <style:table-row-properties style:min-row-height="0.5576in" fo:keep-together="auto"/>
    </style:style>
    <style:style style:name="Table2.A1" style:family="table-cell">
      <style:table-cell-properties fo:background-color="#ffcc99" fo:padding="0.0694in" fo:border="1pt solid #000000">
        <style:background-image/>
      </style:table-cell-properties>
    </style:style>
    <style:style style:name="Table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2" style:family="table-row">
      <style:table-row-properties style:min-row-height="0.5451in" fo:keep-together="auto"/>
    </style:style>
    <style:style style:name="Table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4.5521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B" style:family="table-column">
      <style:table-column-properties style:column-width="1.166in"/>
    </style:style>
    <style:style style:name="Table3.C" style:family="table-column">
      <style:table-column-properties style:column-width="2.9799in"/>
    </style:style>
    <style:style style:name="Table3.1" style:family="table-row">
      <style:table-row-properties style:min-row-height="0.559in" fo:keep-together="auto"/>
    </style:style>
    <style:style style:name="Table3.A1" style:family="table-cell">
      <style:table-cell-properties fo:background-color="#ffcc99" fo:padding="0.0694in" fo:border="1pt solid #000000">
        <style:background-image/>
      </style:table-cell-properties>
    </style:style>
    <style:style style:name="Table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.2" style:family="table-row">
      <style:table-row-properties style:min-row-height="0.4944in" fo:keep-together="auto"/>
    </style:style>
    <style:style style:name="Table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3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3.A" style:family="table-column">
      <style:table-column-properties style:column-width="1.1347in"/>
    </style:style>
    <style:style style:name="Table13.B" style:family="table-column">
      <style:table-column-properties style:column-width="1.9688in"/>
    </style:style>
    <style:style style:name="Table13.C" style:family="table-column">
      <style:table-column-properties style:column-width="1.7403in"/>
    </style:style>
    <style:style style:name="Table13.D" style:family="table-column">
      <style:table-column-properties style:column-width="1.2083in"/>
    </style:style>
    <style:style style:name="Table13.1" style:family="table-row">
      <style:table-row-properties style:min-row-height="0.441in" fo:keep-together="auto"/>
    </style:style>
    <style:style style:name="Table13.A1" style:family="table-cell">
      <style:table-cell-properties fo:background-color="#c5f1e3" fo:padding="0.0694in" fo:border="1pt solid #000000">
        <style:background-image/>
      </style:table-cell-properties>
    </style:style>
    <style:style style:name="Table13.B1" style:family="table-cell">
      <style:table-cell-properties fo:padding="0.0694in" fo:border-left="none" fo:border-right="1pt solid #000000" fo:border-top="1pt solid #000000" fo:border-bottom="1pt solid #000000"/>
    </style:style>
    <style:style style:name="Table13.C1" style:family="table-cell">
      <style:table-cell-properties fo:padding="0.0694in" fo:border-left="none" fo:border-right="1pt solid #000000" fo:border-top="1pt solid #000000" fo:border-bottom="1pt solid #000000"/>
    </style:style>
    <style:style style:name="Table13.D1" style:family="table-cell">
      <style:table-cell-properties fo:padding="0.0694in" fo:border-left="none" fo:border-right="1pt solid #000000" fo:border-top="1pt solid #000000" fo:border-bottom="1pt solid #000000"/>
    </style:style>
    <style:style style:name="Table13.2" style:family="table-row">
      <style:table-row-properties style:min-row-height="0.4306in" fo:keep-together="auto"/>
    </style:style>
    <style:style style:name="Table13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3.B2" style:family="table-cell">
      <style:table-cell-properties fo:padding="0.0694in" fo:border-left="none" fo:border-right="1pt solid #000000" fo:border-top="none" fo:border-bottom="1pt solid #000000"/>
    </style:style>
    <style:style style:name="Table13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3.5" style:family="table-row">
      <style:table-row-properties style:min-row-height="4.509in" fo:keep-together="auto"/>
    </style:style>
    <style:style style:name="Table13.6" style:family="table-row">
      <style:table-row-properties style:min-row-height="1.8875in" fo:keep-together="auto"/>
    </style:style>
    <style:style style:name="Table14" style:family="table">
      <style:table-properties style:width="4.4896in" fo:margin-left="0in" fo:margin-top="0in" fo:margin-bottom="0in" table:align="left" style:writing-mode="lr-tb"/>
    </style:style>
    <style:style style:name="Table14.A" style:family="table-column">
      <style:table-column-properties style:column-width="0.375in"/>
    </style:style>
    <style:style style:name="Table14.B" style:family="table-column">
      <style:table-column-properties style:column-width="1in"/>
    </style:style>
    <style:style style:name="Table14.C" style:family="table-column">
      <style:table-column-properties style:column-width="3.1146in"/>
    </style:style>
    <style:style style:name="Table14.1" style:family="table-row">
      <style:table-row-properties style:min-row-height="0.5576in" fo:keep-together="auto"/>
    </style:style>
    <style:style style:name="Table14.A1" style:family="table-cell">
      <style:table-cell-properties fo:background-color="#ffcc99" fo:padding="0.0694in" fo:border="1pt solid #000000">
        <style:background-image/>
      </style:table-cell-properties>
    </style:style>
    <style:style style:name="Table14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4.2" style:family="table-row">
      <style:table-row-properties style:min-row-height="0.5451in" fo:keep-together="auto"/>
    </style:style>
    <style:style style:name="Table14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4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4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5" style:family="table">
      <style:table-properties style:width="4.5521in" fo:margin-left="0in" fo:margin-top="0in" fo:margin-bottom="0in" table:align="left" style:writing-mode="lr-tb"/>
    </style:style>
    <style:style style:name="Table15.A" style:family="table-column">
      <style:table-column-properties style:column-width="0.4063in"/>
    </style:style>
    <style:style style:name="Table15.B" style:family="table-column">
      <style:table-column-properties style:column-width="1.166in"/>
    </style:style>
    <style:style style:name="Table15.C" style:family="table-column">
      <style:table-column-properties style:column-width="2.9799in"/>
    </style:style>
    <style:style style:name="Table15.1" style:family="table-row">
      <style:table-row-properties style:min-row-height="0.559in" fo:keep-together="auto"/>
    </style:style>
    <style:style style:name="Table15.A1" style:family="table-cell">
      <style:table-cell-properties fo:background-color="#ffcc99" fo:padding="0.0694in" fo:border="1pt solid #000000">
        <style:background-image/>
      </style:table-cell-properties>
    </style:style>
    <style:style style:name="Table15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5.2" style:family="table-row">
      <style:table-row-properties style:min-row-height="0.4201in" fo:keep-together="auto"/>
    </style:style>
    <style:style style:name="Table15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5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5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4" style:family="table">
      <style:table-properties style:width="4.4896in" fo:margin-left="0in" fo:margin-top="0in" fo:margin-bottom="0in" table:align="left" style:writing-mode="lr-tb"/>
    </style:style>
    <style:style style:name="Table14.A" style:family="table-column">
      <style:table-column-properties style:column-width="0.375in"/>
    </style:style>
    <style:style style:name="Table14.B" style:family="table-column">
      <style:table-column-properties style:column-width="1in"/>
    </style:style>
    <style:style style:name="Table14.C" style:family="table-column">
      <style:table-column-properties style:column-width="3.1146in"/>
    </style:style>
    <style:style style:name="Table14.1" style:family="table-row">
      <style:table-row-properties style:min-row-height="0.5576in" fo:keep-together="auto"/>
    </style:style>
    <style:style style:name="Table14.A1" style:family="table-cell">
      <style:table-cell-properties fo:background-color="#ffcc99" fo:padding="0.0694in" fo:border="1pt solid #000000">
        <style:background-image/>
      </style:table-cell-properties>
    </style:style>
    <style:style style:name="Table14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4.2" style:family="table-row">
      <style:table-row-properties style:min-row-height="0.5451in" fo:keep-together="auto"/>
    </style:style>
    <style:style style:name="Table14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4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4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5" style:family="table">
      <style:table-properties style:width="4.5521in" fo:margin-left="0in" fo:margin-top="0in" fo:margin-bottom="0in" table:align="left" style:writing-mode="lr-tb"/>
    </style:style>
    <style:style style:name="Table15.A" style:family="table-column">
      <style:table-column-properties style:column-width="0.4063in"/>
    </style:style>
    <style:style style:name="Table15.B" style:family="table-column">
      <style:table-column-properties style:column-width="1.166in"/>
    </style:style>
    <style:style style:name="Table15.C" style:family="table-column">
      <style:table-column-properties style:column-width="2.9799in"/>
    </style:style>
    <style:style style:name="Table15.1" style:family="table-row">
      <style:table-row-properties style:min-row-height="0.559in" fo:keep-together="auto"/>
    </style:style>
    <style:style style:name="Table15.A1" style:family="table-cell">
      <style:table-cell-properties fo:background-color="#ffcc99" fo:padding="0.0694in" fo:border="1pt solid #000000">
        <style:background-image/>
      </style:table-cell-properties>
    </style:style>
    <style:style style:name="Table15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5.2" style:family="table-row">
      <style:table-row-properties style:min-row-height="0.4201in" fo:keep-together="auto"/>
    </style:style>
    <style:style style:name="Table15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5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5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4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4.A" style:family="table-column">
      <style:table-column-properties style:column-width="1.1347in"/>
    </style:style>
    <style:style style:name="Table4.B" style:family="table-column">
      <style:table-column-properties style:column-width="1.9688in"/>
    </style:style>
    <style:style style:name="Table4.C" style:family="table-column">
      <style:table-column-properties style:column-width="1.7403in"/>
    </style:style>
    <style:style style:name="Table4.D" style:family="table-column">
      <style:table-column-properties style:column-width="1.2083in"/>
    </style:style>
    <style:style style:name="Table4.1" style:family="table-row">
      <style:table-row-properties style:min-row-height="0.441in" fo:keep-together="auto"/>
    </style:style>
    <style:style style:name="Table4.A1" style:family="table-cell">
      <style:table-cell-properties fo:background-color="#c5f1e3" fo:padding="0.0694in" fo:border="1pt solid #000000">
        <style:background-image/>
      </style:table-cell-properties>
    </style:style>
    <style:style style:name="Table4.B1" style:family="table-cell">
      <style:table-cell-properties fo:padding="0.0694in" fo:border-left="none" fo:border-right="1pt solid #000000" fo:border-top="1pt solid #000000" fo:border-bottom="1pt solid #000000"/>
    </style:style>
    <style:style style:name="Table4.C1" style:family="table-cell">
      <style:table-cell-properties fo:padding="0.0694in" fo:border-left="none" fo:border-right="1pt solid #000000" fo:border-top="1pt solid #000000" fo:border-bottom="1pt solid #000000"/>
    </style:style>
    <style:style style:name="Table4.D1" style:family="table-cell">
      <style:table-cell-properties fo:padding="0.0694in" fo:border-left="none" fo:border-right="1pt solid #000000" fo:border-top="1pt solid #000000" fo:border-bottom="1pt solid #000000"/>
    </style:style>
    <style:style style:name="Table4.2" style:family="table-row">
      <style:table-row-properties style:min-row-height="0.4306in" fo:keep-together="auto"/>
    </style:style>
    <style:style style:name="Table4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4.B2" style:family="table-cell">
      <style:table-cell-properties fo:padding="0.0694in" fo:border-left="none" fo:border-right="1pt solid #000000" fo:border-top="none" fo:border-bottom="1pt solid #000000"/>
    </style:style>
    <style:style style:name="Table4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4.5" style:family="table-row">
      <style:table-row-properties fo:keep-together="auto"/>
    </style:style>
    <style:style style:name="Table4.6" style:family="table-row">
      <style:table-row-properties style:min-row-height="1.8875in" fo:keep-together="auto"/>
    </style:style>
    <style:style style:name="Table5" style:family="table">
      <style:table-properties style:width="4.4896in" fo:margin-left="0in" fo:margin-top="0in" fo:margin-bottom="0in" table:align="left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3.1146in"/>
    </style:style>
    <style:style style:name="Table5.1" style:family="table-row">
      <style:table-row-properties style:min-row-height="0.5576in" fo:keep-together="auto"/>
    </style:style>
    <style:style style:name="Table5.A1" style:family="table-cell">
      <style:table-cell-properties fo:background-color="#ffcc99" fo:padding="0.0694in" fo:border="1pt solid #000000">
        <style:background-image/>
      </style:table-cell-properties>
    </style:style>
    <style:style style:name="Table5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5.2" style:family="table-row">
      <style:table-row-properties style:min-row-height="0.5451in" fo:keep-together="auto"/>
    </style:style>
    <style:style style:name="Table5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5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5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4.5521in" fo:margin-left="0in" fo:margin-top="0in" fo:margin-bottom="0in" table:align="left" style:writing-mode="lr-tb"/>
    </style:style>
    <style:style style:name="Table6.A" style:family="table-column">
      <style:table-column-properties style:column-width="0.4063in"/>
    </style:style>
    <style:style style:name="Table6.B" style:family="table-column">
      <style:table-column-properties style:column-width="1.166in"/>
    </style:style>
    <style:style style:name="Table6.C" style:family="table-column">
      <style:table-column-properties style:column-width="2.9799in"/>
    </style:style>
    <style:style style:name="Table6.1" style:family="table-row">
      <style:table-row-properties style:min-row-height="0.559in" fo:keep-together="auto"/>
    </style:style>
    <style:style style:name="Table6.A1" style:family="table-cell">
      <style:table-cell-properties fo:background-color="#ffcc99" fo:padding="0.0694in" fo:border="1pt solid #000000">
        <style:background-image/>
      </style:table-cell-properties>
    </style:style>
    <style:style style:name="Table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4201in" fo:keep-together="auto"/>
    </style:style>
    <style:style style:name="Table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4.4896in" fo:margin-left="0in" fo:margin-top="0in" fo:margin-bottom="0in" table:align="left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3.1146in"/>
    </style:style>
    <style:style style:name="Table5.1" style:family="table-row">
      <style:table-row-properties style:min-row-height="0.5576in" fo:keep-together="auto"/>
    </style:style>
    <style:style style:name="Table5.A1" style:family="table-cell">
      <style:table-cell-properties fo:background-color="#ffcc99" fo:padding="0.0694in" fo:border="1pt solid #000000">
        <style:background-image/>
      </style:table-cell-properties>
    </style:style>
    <style:style style:name="Table5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5.2" style:family="table-row">
      <style:table-row-properties style:min-row-height="0.5451in" fo:keep-together="auto"/>
    </style:style>
    <style:style style:name="Table5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5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5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4.5521in" fo:margin-left="0in" fo:margin-top="0in" fo:margin-bottom="0in" table:align="left" style:writing-mode="lr-tb"/>
    </style:style>
    <style:style style:name="Table6.A" style:family="table-column">
      <style:table-column-properties style:column-width="0.4063in"/>
    </style:style>
    <style:style style:name="Table6.B" style:family="table-column">
      <style:table-column-properties style:column-width="1.166in"/>
    </style:style>
    <style:style style:name="Table6.C" style:family="table-column">
      <style:table-column-properties style:column-width="2.9799in"/>
    </style:style>
    <style:style style:name="Table6.1" style:family="table-row">
      <style:table-row-properties style:min-row-height="0.559in" fo:keep-together="auto"/>
    </style:style>
    <style:style style:name="Table6.A1" style:family="table-cell">
      <style:table-cell-properties fo:background-color="#ffcc99" fo:padding="0.0694in" fo:border="1pt solid #000000">
        <style:background-image/>
      </style:table-cell-properties>
    </style:style>
    <style:style style:name="Table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4201in" fo:keep-together="auto"/>
    </style:style>
    <style:style style:name="Table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7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7.A" style:family="table-column">
      <style:table-column-properties style:column-width="1.1347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1.7403in"/>
    </style:style>
    <style:style style:name="Table7.D" style:family="table-column">
      <style:table-column-properties style:column-width="1.2083in"/>
    </style:style>
    <style:style style:name="Table7.1" style:family="table-row">
      <style:table-row-properties style:min-row-height="0.441in" fo:keep-together="auto"/>
    </style:style>
    <style:style style:name="Table7.A1" style:family="table-cell">
      <style:table-cell-properties fo:background-color="#c5f1e3" fo:padding="0.0694in" fo:border="1pt solid #000000">
        <style:background-image/>
      </style:table-cell-properties>
    </style:style>
    <style:style style:name="Table7.B1" style:family="table-cell">
      <style:table-cell-properties fo:padding="0.0694in" fo:border-left="none" fo:border-right="1pt solid #000000" fo:border-top="1pt solid #000000" fo:border-bottom="1pt solid #000000"/>
    </style:style>
    <style:style style:name="Table7.C1" style:family="table-cell">
      <style:table-cell-properties fo:padding="0.0694in" fo:border-left="none" fo:border-right="1pt solid #000000" fo:border-top="1pt solid #000000" fo:border-bottom="1pt solid #000000"/>
    </style:style>
    <style:style style:name="Table7.D1" style:family="table-cell">
      <style:table-cell-properties fo:padding="0.0694in" fo:border-left="none" fo:border-right="1pt solid #000000" fo:border-top="1pt solid #000000" fo:border-bottom="1pt solid #000000"/>
    </style:style>
    <style:style style:name="Table7.2" style:family="table-row">
      <style:table-row-properties style:min-row-height="0.4306in" fo:keep-together="auto"/>
    </style:style>
    <style:style style:name="Table7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7.B2" style:family="table-cell">
      <style:table-cell-properties fo:padding="0.0694in" fo:border-left="none" fo:border-right="1pt solid #000000" fo:border-top="none" fo:border-bottom="1pt solid #000000"/>
    </style:style>
    <style:style style:name="Table7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7.5" style:family="table-row">
      <style:table-row-properties style:min-row-height="4.509in" fo:keep-together="auto"/>
    </style:style>
    <style:style style:name="Table7.6" style:family="table-row">
      <style:table-row-properties style:min-row-height="1.8875in" fo:keep-together="auto"/>
    </style:style>
    <style:style style:name="Table8" style:family="table">
      <style:table-properties style:width="4.4896in" fo:margin-left="0in" fo:margin-top="0in" fo:margin-bottom="0in" table:align="left" style:writing-mode="lr-tb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1in"/>
    </style:style>
    <style:style style:name="Table8.C" style:family="table-column">
      <style:table-column-properties style:column-width="3.1146in"/>
    </style:style>
    <style:style style:name="Table8.1" style:family="table-row">
      <style:table-row-properties style:min-row-height="0.5576in" fo:keep-together="auto"/>
    </style:style>
    <style:style style:name="Table8.A1" style:family="table-cell">
      <style:table-cell-properties fo:background-color="#ffcc99" fo:padding="0.0694in" fo:border="1pt solid #000000">
        <style:background-image/>
      </style:table-cell-properties>
    </style:style>
    <style:style style:name="Table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8.2" style:family="table-row">
      <style:table-row-properties style:min-row-height="0.5451in" fo:keep-together="auto"/>
    </style:style>
    <style:style style:name="Table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9" style:family="table">
      <style:table-properties style:width="4.5521in" fo:margin-left="0in" fo:margin-top="0in" fo:margin-bottom="0in" table:align="left" style:writing-mode="lr-tb"/>
    </style:style>
    <style:style style:name="Table9.A" style:family="table-column">
      <style:table-column-properties style:column-width="0.4063in"/>
    </style:style>
    <style:style style:name="Table9.B" style:family="table-column">
      <style:table-column-properties style:column-width="1.166in"/>
    </style:style>
    <style:style style:name="Table9.C" style:family="table-column">
      <style:table-column-properties style:column-width="2.9799in"/>
    </style:style>
    <style:style style:name="Table9.1" style:family="table-row">
      <style:table-row-properties style:min-row-height="0.559in" fo:keep-together="auto"/>
    </style:style>
    <style:style style:name="Table9.A1" style:family="table-cell">
      <style:table-cell-properties fo:background-color="#ffcc99" fo:padding="0.0694in" fo:border="1pt solid #000000">
        <style:background-image/>
      </style:table-cell-properties>
    </style:style>
    <style:style style:name="Table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9.2" style:family="table-row">
      <style:table-row-properties style:min-row-height="0.4201in" fo:keep-together="auto"/>
    </style:style>
    <style:style style:name="Table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8" style:family="table">
      <style:table-properties style:width="4.4896in" fo:margin-left="0in" fo:margin-top="0in" fo:margin-bottom="0in" table:align="left" style:writing-mode="lr-tb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1in"/>
    </style:style>
    <style:style style:name="Table8.C" style:family="table-column">
      <style:table-column-properties style:column-width="3.1146in"/>
    </style:style>
    <style:style style:name="Table8.1" style:family="table-row">
      <style:table-row-properties style:min-row-height="0.5576in" fo:keep-together="auto"/>
    </style:style>
    <style:style style:name="Table8.A1" style:family="table-cell">
      <style:table-cell-properties fo:background-color="#ffcc99" fo:padding="0.0694in" fo:border="1pt solid #000000">
        <style:background-image/>
      </style:table-cell-properties>
    </style:style>
    <style:style style:name="Table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8.2" style:family="table-row">
      <style:table-row-properties style:min-row-height="0.5451in" fo:keep-together="auto"/>
    </style:style>
    <style:style style:name="Table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9" style:family="table">
      <style:table-properties style:width="4.5521in" fo:margin-left="0in" fo:margin-top="0in" fo:margin-bottom="0in" table:align="left" style:writing-mode="lr-tb"/>
    </style:style>
    <style:style style:name="Table9.A" style:family="table-column">
      <style:table-column-properties style:column-width="0.4063in"/>
    </style:style>
    <style:style style:name="Table9.B" style:family="table-column">
      <style:table-column-properties style:column-width="1.166in"/>
    </style:style>
    <style:style style:name="Table9.C" style:family="table-column">
      <style:table-column-properties style:column-width="2.9799in"/>
    </style:style>
    <style:style style:name="Table9.1" style:family="table-row">
      <style:table-row-properties style:min-row-height="0.559in" fo:keep-together="auto"/>
    </style:style>
    <style:style style:name="Table9.A1" style:family="table-cell">
      <style:table-cell-properties fo:background-color="#ffcc99" fo:padding="0.0694in" fo:border="1pt solid #000000">
        <style:background-image/>
      </style:table-cell-properties>
    </style:style>
    <style:style style:name="Table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9.2" style:family="table-row">
      <style:table-row-properties style:min-row-height="0.4201in" fo:keep-together="auto"/>
    </style:style>
    <style:style style:name="Table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1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31.A" style:family="table-column">
      <style:table-column-properties style:column-width="1.1347in"/>
    </style:style>
    <style:style style:name="Table31.B" style:family="table-column">
      <style:table-column-properties style:column-width="1.9688in"/>
    </style:style>
    <style:style style:name="Table31.C" style:family="table-column">
      <style:table-column-properties style:column-width="1.7403in"/>
    </style:style>
    <style:style style:name="Table31.D" style:family="table-column">
      <style:table-column-properties style:column-width="1.2083in"/>
    </style:style>
    <style:style style:name="Table31.1" style:family="table-row">
      <style:table-row-properties style:min-row-height="0.441in" fo:keep-together="auto"/>
    </style:style>
    <style:style style:name="Table31.A1" style:family="table-cell">
      <style:table-cell-properties fo:background-color="#c5f1e3" fo:padding="0.0694in" fo:border="1pt solid #000000">
        <style:background-image/>
      </style:table-cell-properties>
    </style:style>
    <style:style style:name="Table31.B1" style:family="table-cell">
      <style:table-cell-properties fo:padding="0.0694in" fo:border-left="none" fo:border-right="1pt solid #000000" fo:border-top="1pt solid #000000" fo:border-bottom="1pt solid #000000"/>
    </style:style>
    <style:style style:name="Table31.C1" style:family="table-cell">
      <style:table-cell-properties fo:padding="0.0694in" fo:border-left="none" fo:border-right="1pt solid #000000" fo:border-top="1pt solid #000000" fo:border-bottom="1pt solid #000000"/>
    </style:style>
    <style:style style:name="Table31.D1" style:family="table-cell">
      <style:table-cell-properties fo:padding="0.0694in" fo:border-left="none" fo:border-right="1pt solid #000000" fo:border-top="1pt solid #000000" fo:border-bottom="1pt solid #000000"/>
    </style:style>
    <style:style style:name="Table31.2" style:family="table-row">
      <style:table-row-properties style:min-row-height="0.4306in" fo:keep-together="auto"/>
    </style:style>
    <style:style style:name="Table31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31.B2" style:family="table-cell">
      <style:table-cell-properties fo:padding="0.0694in" fo:border-left="none" fo:border-right="1pt solid #000000" fo:border-top="none" fo:border-bottom="1pt solid #000000"/>
    </style:style>
    <style:style style:name="Table31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1.5" style:family="table-row">
      <style:table-row-properties style:min-row-height="4.509in" fo:keep-together="auto"/>
    </style:style>
    <style:style style:name="Table31.6" style:family="table-row">
      <style:table-row-properties style:min-row-height="1.8875in" fo:keep-together="auto"/>
    </style:style>
    <style:style style:name="Table32" style:family="table">
      <style:table-properties style:width="4.4896in" fo:margin-left="0in" fo:margin-top="0in" fo:margin-bottom="0in" table:align="left" style:writing-mode="lr-tb"/>
    </style:style>
    <style:style style:name="Table32.A" style:family="table-column">
      <style:table-column-properties style:column-width="0.375in"/>
    </style:style>
    <style:style style:name="Table32.B" style:family="table-column">
      <style:table-column-properties style:column-width="1in"/>
    </style:style>
    <style:style style:name="Table32.C" style:family="table-column">
      <style:table-column-properties style:column-width="3.1146in"/>
    </style:style>
    <style:style style:name="Table32.1" style:family="table-row">
      <style:table-row-properties style:min-row-height="0.5576in" fo:keep-together="auto"/>
    </style:style>
    <style:style style:name="Table32.A1" style:family="table-cell">
      <style:table-cell-properties fo:background-color="#ffcc99" fo:padding="0.0694in" fo:border="1pt solid #000000">
        <style:background-image/>
      </style:table-cell-properties>
    </style:style>
    <style:style style:name="Table3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2.2" style:family="table-row">
      <style:table-row-properties style:min-row-height="0.5451in" fo:keep-together="auto"/>
    </style:style>
    <style:style style:name="Table3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3" style:family="table">
      <style:table-properties style:width="4.5521in" fo:margin-left="0in" fo:margin-top="0in" fo:margin-bottom="0in" table:align="left" style:writing-mode="lr-tb"/>
    </style:style>
    <style:style style:name="Table33.A" style:family="table-column">
      <style:table-column-properties style:column-width="0.4063in"/>
    </style:style>
    <style:style style:name="Table33.B" style:family="table-column">
      <style:table-column-properties style:column-width="1.166in"/>
    </style:style>
    <style:style style:name="Table33.C" style:family="table-column">
      <style:table-column-properties style:column-width="2.9799in"/>
    </style:style>
    <style:style style:name="Table33.1" style:family="table-row">
      <style:table-row-properties style:min-row-height="0.559in" fo:keep-together="auto"/>
    </style:style>
    <style:style style:name="Table33.A1" style:family="table-cell">
      <style:table-cell-properties fo:background-color="#ffcc99" fo:padding="0.0694in" fo:border="1pt solid #000000">
        <style:background-image/>
      </style:table-cell-properties>
    </style:style>
    <style:style style:name="Table3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3.2" style:family="table-row">
      <style:table-row-properties style:min-row-height="0.4201in" fo:keep-together="auto"/>
    </style:style>
    <style:style style:name="Table3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2" style:family="table">
      <style:table-properties style:width="4.4896in" fo:margin-left="0in" fo:margin-top="0in" fo:margin-bottom="0in" table:align="left" style:writing-mode="lr-tb"/>
    </style:style>
    <style:style style:name="Table32.A" style:family="table-column">
      <style:table-column-properties style:column-width="0.375in"/>
    </style:style>
    <style:style style:name="Table32.B" style:family="table-column">
      <style:table-column-properties style:column-width="1in"/>
    </style:style>
    <style:style style:name="Table32.C" style:family="table-column">
      <style:table-column-properties style:column-width="3.1146in"/>
    </style:style>
    <style:style style:name="Table32.1" style:family="table-row">
      <style:table-row-properties style:min-row-height="0.5576in" fo:keep-together="auto"/>
    </style:style>
    <style:style style:name="Table32.A1" style:family="table-cell">
      <style:table-cell-properties fo:background-color="#ffcc99" fo:padding="0.0694in" fo:border="1pt solid #000000">
        <style:background-image/>
      </style:table-cell-properties>
    </style:style>
    <style:style style:name="Table3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2.2" style:family="table-row">
      <style:table-row-properties style:min-row-height="0.5451in" fo:keep-together="auto"/>
    </style:style>
    <style:style style:name="Table3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3" style:family="table">
      <style:table-properties style:width="4.5521in" fo:margin-left="0in" fo:margin-top="0in" fo:margin-bottom="0in" table:align="left" style:writing-mode="lr-tb"/>
    </style:style>
    <style:style style:name="Table33.A" style:family="table-column">
      <style:table-column-properties style:column-width="0.4063in"/>
    </style:style>
    <style:style style:name="Table33.B" style:family="table-column">
      <style:table-column-properties style:column-width="1.166in"/>
    </style:style>
    <style:style style:name="Table33.C" style:family="table-column">
      <style:table-column-properties style:column-width="2.9799in"/>
    </style:style>
    <style:style style:name="Table33.1" style:family="table-row">
      <style:table-row-properties style:min-row-height="0.559in" fo:keep-together="auto"/>
    </style:style>
    <style:style style:name="Table33.A1" style:family="table-cell">
      <style:table-cell-properties fo:background-color="#ffcc99" fo:padding="0.0694in" fo:border="1pt solid #000000">
        <style:background-image/>
      </style:table-cell-properties>
    </style:style>
    <style:style style:name="Table3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3.2" style:family="table-row">
      <style:table-row-properties style:min-row-height="0.4201in" fo:keep-together="auto"/>
    </style:style>
    <style:style style:name="Table3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0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0.A" style:family="table-column">
      <style:table-column-properties style:column-width="1.1347in"/>
    </style:style>
    <style:style style:name="Table10.B" style:family="table-column">
      <style:table-column-properties style:column-width="1.9688in"/>
    </style:style>
    <style:style style:name="Table10.C" style:family="table-column">
      <style:table-column-properties style:column-width="1.7403in"/>
    </style:style>
    <style:style style:name="Table10.D" style:family="table-column">
      <style:table-column-properties style:column-width="1.2083in"/>
    </style:style>
    <style:style style:name="Table10.1" style:family="table-row">
      <style:table-row-properties style:min-row-height="0.441in" fo:keep-together="auto"/>
    </style:style>
    <style:style style:name="Table10.A1" style:family="table-cell">
      <style:table-cell-properties fo:background-color="#c5f1e3" fo:padding="0.0694in" fo:border="1pt solid #000000">
        <style:background-image/>
      </style:table-cell-properties>
    </style:style>
    <style:style style:name="Table10.B1" style:family="table-cell">
      <style:table-cell-properties fo:padding="0.0694in" fo:border-left="none" fo:border-right="1pt solid #000000" fo:border-top="1pt solid #000000" fo:border-bottom="1pt solid #000000"/>
    </style:style>
    <style:style style:name="Table10.C1" style:family="table-cell">
      <style:table-cell-properties fo:padding="0.0694in" fo:border-left="none" fo:border-right="1pt solid #000000" fo:border-top="1pt solid #000000" fo:border-bottom="1pt solid #000000"/>
    </style:style>
    <style:style style:name="Table10.D1" style:family="table-cell">
      <style:table-cell-properties fo:padding="0.0694in" fo:border-left="none" fo:border-right="1pt solid #000000" fo:border-top="1pt solid #000000" fo:border-bottom="1pt solid #000000"/>
    </style:style>
    <style:style style:name="Table10.2" style:family="table-row">
      <style:table-row-properties style:min-row-height="0.4306in" fo:keep-together="auto"/>
    </style:style>
    <style:style style:name="Table10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0.B2" style:family="table-cell">
      <style:table-cell-properties fo:padding="0.0694in" fo:border-left="none" fo:border-right="1pt solid #000000" fo:border-top="none" fo:border-bottom="1pt solid #000000"/>
    </style:style>
    <style:style style:name="Table10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0.5" style:family="table-row">
      <style:table-row-properties fo:keep-together="auto"/>
    </style:style>
    <style:style style:name="Table10.6" style:family="table-row">
      <style:table-row-properties style:min-row-height="1.8875in" fo:keep-together="auto"/>
    </style:style>
    <style:style style:name="Table11" style:family="table">
      <style:table-properties style:width="4.4896in" fo:margin-left="0in" fo:margin-top="0in" fo:margin-bottom="0in" table:align="left" style:writing-mode="lr-tb"/>
    </style:style>
    <style:style style:name="Table11.A" style:family="table-column">
      <style:table-column-properties style:column-width="0.375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3.1146in"/>
    </style:style>
    <style:style style:name="Table11.1" style:family="table-row">
      <style:table-row-properties style:min-row-height="0.5576in" fo:keep-together="auto"/>
    </style:style>
    <style:style style:name="Table11.A1" style:family="table-cell">
      <style:table-cell-properties fo:background-color="#ffcc99" fo:padding="0.0694in" fo:border="1pt solid #000000">
        <style:background-image/>
      </style:table-cell-properties>
    </style:style>
    <style:style style:name="Table1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1.2" style:family="table-row">
      <style:table-row-properties style:min-row-height="0.5451in" fo:keep-together="auto"/>
    </style:style>
    <style:style style:name="Table1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2" style:family="table">
      <style:table-properties style:width="4.5521in" fo:margin-left="0in" fo:margin-top="0in" fo:margin-bottom="0in" table:align="left" style:writing-mode="lr-tb"/>
    </style:style>
    <style:style style:name="Table12.A" style:family="table-column">
      <style:table-column-properties style:column-width="0.4063in"/>
    </style:style>
    <style:style style:name="Table12.B" style:family="table-column">
      <style:table-column-properties style:column-width="1.166in"/>
    </style:style>
    <style:style style:name="Table12.C" style:family="table-column">
      <style:table-column-properties style:column-width="2.9799in"/>
    </style:style>
    <style:style style:name="Table12.1" style:family="table-row">
      <style:table-row-properties style:min-row-height="0.559in" fo:keep-together="auto"/>
    </style:style>
    <style:style style:name="Table12.A1" style:family="table-cell">
      <style:table-cell-properties fo:background-color="#ffcc99" fo:padding="0.0694in" fo:border="1pt solid #000000">
        <style:background-image/>
      </style:table-cell-properties>
    </style:style>
    <style:style style:name="Table1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2.2" style:family="table-row">
      <style:table-row-properties style:min-row-height="0.4201in" fo:keep-together="auto"/>
    </style:style>
    <style:style style:name="Table1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1" style:family="table">
      <style:table-properties style:width="4.4896in" fo:margin-left="0in" fo:margin-top="0in" fo:margin-bottom="0in" table:align="left" style:writing-mode="lr-tb"/>
    </style:style>
    <style:style style:name="Table11.A" style:family="table-column">
      <style:table-column-properties style:column-width="0.375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3.1146in"/>
    </style:style>
    <style:style style:name="Table11.1" style:family="table-row">
      <style:table-row-properties style:min-row-height="0.5576in" fo:keep-together="auto"/>
    </style:style>
    <style:style style:name="Table11.A1" style:family="table-cell">
      <style:table-cell-properties fo:background-color="#ffcc99" fo:padding="0.0694in" fo:border="1pt solid #000000">
        <style:background-image/>
      </style:table-cell-properties>
    </style:style>
    <style:style style:name="Table1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1.2" style:family="table-row">
      <style:table-row-properties style:min-row-height="0.5451in" fo:keep-together="auto"/>
    </style:style>
    <style:style style:name="Table1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2" style:family="table">
      <style:table-properties style:width="4.5521in" fo:margin-left="0in" fo:margin-top="0in" fo:margin-bottom="0in" table:align="left" style:writing-mode="lr-tb"/>
    </style:style>
    <style:style style:name="Table12.A" style:family="table-column">
      <style:table-column-properties style:column-width="0.4063in"/>
    </style:style>
    <style:style style:name="Table12.B" style:family="table-column">
      <style:table-column-properties style:column-width="1.166in"/>
    </style:style>
    <style:style style:name="Table12.C" style:family="table-column">
      <style:table-column-properties style:column-width="2.9799in"/>
    </style:style>
    <style:style style:name="Table12.1" style:family="table-row">
      <style:table-row-properties style:min-row-height="0.559in" fo:keep-together="auto"/>
    </style:style>
    <style:style style:name="Table12.A1" style:family="table-cell">
      <style:table-cell-properties fo:background-color="#ffcc99" fo:padding="0.0694in" fo:border="1pt solid #000000">
        <style:background-image/>
      </style:table-cell-properties>
    </style:style>
    <style:style style:name="Table1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2.2" style:family="table-row">
      <style:table-row-properties style:min-row-height="0.4201in" fo:keep-together="auto"/>
    </style:style>
    <style:style style:name="Table1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6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6.A" style:family="table-column">
      <style:table-column-properties style:column-width="1.1347in"/>
    </style:style>
    <style:style style:name="Table16.B" style:family="table-column">
      <style:table-column-properties style:column-width="1.9688in"/>
    </style:style>
    <style:style style:name="Table16.C" style:family="table-column">
      <style:table-column-properties style:column-width="1.7403in"/>
    </style:style>
    <style:style style:name="Table16.D" style:family="table-column">
      <style:table-column-properties style:column-width="1.2083in"/>
    </style:style>
    <style:style style:name="Table16.1" style:family="table-row">
      <style:table-row-properties style:min-row-height="0.441in" fo:keep-together="auto"/>
    </style:style>
    <style:style style:name="Table16.A1" style:family="table-cell">
      <style:table-cell-properties fo:background-color="#c5f1e3" fo:padding="0.0694in" fo:border="1pt solid #000000">
        <style:background-image/>
      </style:table-cell-properties>
    </style:style>
    <style:style style:name="Table16.B1" style:family="table-cell">
      <style:table-cell-properties fo:padding="0.0694in" fo:border-left="none" fo:border-right="1pt solid #000000" fo:border-top="1pt solid #000000" fo:border-bottom="1pt solid #000000"/>
    </style:style>
    <style:style style:name="Table16.C1" style:family="table-cell">
      <style:table-cell-properties fo:padding="0.0694in" fo:border-left="none" fo:border-right="1pt solid #000000" fo:border-top="1pt solid #000000" fo:border-bottom="1pt solid #000000"/>
    </style:style>
    <style:style style:name="Table16.D1" style:family="table-cell">
      <style:table-cell-properties fo:padding="0.0694in" fo:border-left="none" fo:border-right="1pt solid #000000" fo:border-top="1pt solid #000000" fo:border-bottom="1pt solid #000000"/>
    </style:style>
    <style:style style:name="Table16.2" style:family="table-row">
      <style:table-row-properties style:min-row-height="0.4306in" fo:keep-together="auto"/>
    </style:style>
    <style:style style:name="Table16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6.B2" style:family="table-cell">
      <style:table-cell-properties fo:padding="0.0694in" fo:border-left="none" fo:border-right="1pt solid #000000" fo:border-top="none" fo:border-bottom="1pt solid #000000"/>
    </style:style>
    <style:style style:name="Table16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6.5" style:family="table-row">
      <style:table-row-properties fo:keep-together="auto"/>
    </style:style>
    <style:style style:name="Table16.6" style:family="table-row">
      <style:table-row-properties style:min-row-height="1.8875in" fo:keep-together="auto"/>
    </style:style>
    <style:style style:name="Table17" style:family="table">
      <style:table-properties style:width="4.4896in" fo:margin-left="0in" fo:margin-top="0in" fo:margin-bottom="0in" table:align="left" style:writing-mode="lr-tb"/>
    </style:style>
    <style:style style:name="Table17.A" style:family="table-column">
      <style:table-column-properties style:column-width="0.375in"/>
    </style:style>
    <style:style style:name="Table17.B" style:family="table-column">
      <style:table-column-properties style:column-width="1in"/>
    </style:style>
    <style:style style:name="Table17.C" style:family="table-column">
      <style:table-column-properties style:column-width="3.1146in"/>
    </style:style>
    <style:style style:name="Table17.1" style:family="table-row">
      <style:table-row-properties style:min-row-height="0.5576in" fo:keep-together="auto"/>
    </style:style>
    <style:style style:name="Table17.A1" style:family="table-cell">
      <style:table-cell-properties fo:background-color="#ffcc99" fo:padding="0.0694in" fo:border="1pt solid #000000">
        <style:background-image/>
      </style:table-cell-properties>
    </style:style>
    <style:style style:name="Table1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7.2" style:family="table-row">
      <style:table-row-properties style:min-row-height="0.5451in" fo:keep-together="auto"/>
    </style:style>
    <style:style style:name="Table1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8" style:family="table">
      <style:table-properties style:width="4.5521in" fo:margin-left="0in" fo:margin-top="0in" fo:margin-bottom="0in" table:align="left" style:writing-mode="lr-tb"/>
    </style:style>
    <style:style style:name="Table18.A" style:family="table-column">
      <style:table-column-properties style:column-width="0.4063in"/>
    </style:style>
    <style:style style:name="Table18.B" style:family="table-column">
      <style:table-column-properties style:column-width="1.166in"/>
    </style:style>
    <style:style style:name="Table18.C" style:family="table-column">
      <style:table-column-properties style:column-width="2.9799in"/>
    </style:style>
    <style:style style:name="Table18.1" style:family="table-row">
      <style:table-row-properties style:min-row-height="0.559in" fo:keep-together="auto"/>
    </style:style>
    <style:style style:name="Table18.A1" style:family="table-cell">
      <style:table-cell-properties fo:background-color="#ffcc99" fo:padding="0.0694in" fo:border="1pt solid #000000">
        <style:background-image/>
      </style:table-cell-properties>
    </style:style>
    <style:style style:name="Table1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8.2" style:family="table-row">
      <style:table-row-properties style:min-row-height="0.4201in" fo:keep-together="auto"/>
    </style:style>
    <style:style style:name="Table1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7" style:family="table">
      <style:table-properties style:width="4.4896in" fo:margin-left="0in" fo:margin-top="0in" fo:margin-bottom="0in" table:align="left" style:writing-mode="lr-tb"/>
    </style:style>
    <style:style style:name="Table17.A" style:family="table-column">
      <style:table-column-properties style:column-width="0.375in"/>
    </style:style>
    <style:style style:name="Table17.B" style:family="table-column">
      <style:table-column-properties style:column-width="1in"/>
    </style:style>
    <style:style style:name="Table17.C" style:family="table-column">
      <style:table-column-properties style:column-width="3.1146in"/>
    </style:style>
    <style:style style:name="Table17.1" style:family="table-row">
      <style:table-row-properties style:min-row-height="0.5576in" fo:keep-together="auto"/>
    </style:style>
    <style:style style:name="Table17.A1" style:family="table-cell">
      <style:table-cell-properties fo:background-color="#ffcc99" fo:padding="0.0694in" fo:border="1pt solid #000000">
        <style:background-image/>
      </style:table-cell-properties>
    </style:style>
    <style:style style:name="Table1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7.2" style:family="table-row">
      <style:table-row-properties style:min-row-height="0.5451in" fo:keep-together="auto"/>
    </style:style>
    <style:style style:name="Table1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8" style:family="table">
      <style:table-properties style:width="4.5521in" fo:margin-left="0in" fo:margin-top="0in" fo:margin-bottom="0in" table:align="left" style:writing-mode="lr-tb"/>
    </style:style>
    <style:style style:name="Table18.A" style:family="table-column">
      <style:table-column-properties style:column-width="0.4063in"/>
    </style:style>
    <style:style style:name="Table18.B" style:family="table-column">
      <style:table-column-properties style:column-width="1.166in"/>
    </style:style>
    <style:style style:name="Table18.C" style:family="table-column">
      <style:table-column-properties style:column-width="2.9799in"/>
    </style:style>
    <style:style style:name="Table18.1" style:family="table-row">
      <style:table-row-properties style:min-row-height="0.559in" fo:keep-together="auto"/>
    </style:style>
    <style:style style:name="Table18.A1" style:family="table-cell">
      <style:table-cell-properties fo:background-color="#ffcc99" fo:padding="0.0694in" fo:border="1pt solid #000000">
        <style:background-image/>
      </style:table-cell-properties>
    </style:style>
    <style:style style:name="Table1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8.2" style:family="table-row">
      <style:table-row-properties style:min-row-height="0.4201in" fo:keep-together="auto"/>
    </style:style>
    <style:style style:name="Table1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9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9.A" style:family="table-column">
      <style:table-column-properties style:column-width="1.1347in"/>
    </style:style>
    <style:style style:name="Table19.B" style:family="table-column">
      <style:table-column-properties style:column-width="1.9688in"/>
    </style:style>
    <style:style style:name="Table19.C" style:family="table-column">
      <style:table-column-properties style:column-width="1.7403in"/>
    </style:style>
    <style:style style:name="Table19.D" style:family="table-column">
      <style:table-column-properties style:column-width="1.2083in"/>
    </style:style>
    <style:style style:name="Table19.1" style:family="table-row">
      <style:table-row-properties style:min-row-height="0.441in" fo:keep-together="auto"/>
    </style:style>
    <style:style style:name="Table19.A1" style:family="table-cell">
      <style:table-cell-properties fo:background-color="#c5f1e3" fo:padding="0.0694in" fo:border="1pt solid #000000">
        <style:background-image/>
      </style:table-cell-properties>
    </style:style>
    <style:style style:name="Table19.B1" style:family="table-cell">
      <style:table-cell-properties fo:padding="0.0694in" fo:border-left="none" fo:border-right="1pt solid #000000" fo:border-top="1pt solid #000000" fo:border-bottom="1pt solid #000000"/>
    </style:style>
    <style:style style:name="Table19.C1" style:family="table-cell">
      <style:table-cell-properties fo:padding="0.0694in" fo:border-left="none" fo:border-right="1pt solid #000000" fo:border-top="1pt solid #000000" fo:border-bottom="1pt solid #000000"/>
    </style:style>
    <style:style style:name="Table19.D1" style:family="table-cell">
      <style:table-cell-properties fo:padding="0.0694in" fo:border-left="none" fo:border-right="1pt solid #000000" fo:border-top="1pt solid #000000" fo:border-bottom="1pt solid #000000"/>
    </style:style>
    <style:style style:name="Table19.2" style:family="table-row">
      <style:table-row-properties style:min-row-height="0.4306in" fo:keep-together="auto"/>
    </style:style>
    <style:style style:name="Table19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9.B2" style:family="table-cell">
      <style:table-cell-properties fo:padding="0.0694in" fo:border-left="none" fo:border-right="1pt solid #000000" fo:border-top="none" fo:border-bottom="1pt solid #000000"/>
    </style:style>
    <style:style style:name="Table19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9.5" style:family="table-row">
      <style:table-row-properties style:min-row-height="4.509in" fo:keep-together="auto"/>
    </style:style>
    <style:style style:name="Table19.6" style:family="table-row">
      <style:table-row-properties style:min-row-height="1.8875in" fo:keep-together="auto"/>
    </style:style>
    <style:style style:name="Table20" style:family="table">
      <style:table-properties style:width="4.4896in" fo:margin-left="0in" fo:margin-top="0in" fo:margin-bottom="0in" table:align="left" style:writing-mode="lr-tb"/>
    </style:style>
    <style:style style:name="Table20.A" style:family="table-column">
      <style:table-column-properties style:column-width="0.375in"/>
    </style:style>
    <style:style style:name="Table20.B" style:family="table-column">
      <style:table-column-properties style:column-width="1in"/>
    </style:style>
    <style:style style:name="Table20.C" style:family="table-column">
      <style:table-column-properties style:column-width="3.1146in"/>
    </style:style>
    <style:style style:name="Table20.1" style:family="table-row">
      <style:table-row-properties style:min-row-height="0.5576in" fo:keep-together="auto"/>
    </style:style>
    <style:style style:name="Table20.A1" style:family="table-cell">
      <style:table-cell-properties fo:background-color="#ffcc99" fo:padding="0.0694in" fo:border="1pt solid #000000">
        <style:background-image/>
      </style:table-cell-properties>
    </style:style>
    <style:style style:name="Table2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0.2" style:family="table-row">
      <style:table-row-properties style:min-row-height="0.5451in" fo:keep-together="auto"/>
    </style:style>
    <style:style style:name="Table2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1" style:family="table">
      <style:table-properties style:width="4.5521in" fo:margin-left="0in" fo:margin-top="0in" fo:margin-bottom="0in" table:align="left" style:writing-mode="lr-tb"/>
    </style:style>
    <style:style style:name="Table21.A" style:family="table-column">
      <style:table-column-properties style:column-width="0.4063in"/>
    </style:style>
    <style:style style:name="Table21.B" style:family="table-column">
      <style:table-column-properties style:column-width="1.166in"/>
    </style:style>
    <style:style style:name="Table21.C" style:family="table-column">
      <style:table-column-properties style:column-width="2.9799in"/>
    </style:style>
    <style:style style:name="Table21.1" style:family="table-row">
      <style:table-row-properties style:min-row-height="0.559in" fo:keep-together="auto"/>
    </style:style>
    <style:style style:name="Table21.A1" style:family="table-cell">
      <style:table-cell-properties fo:background-color="#ffcc99" fo:padding="0.0694in" fo:border="1pt solid #000000">
        <style:background-image/>
      </style:table-cell-properties>
    </style:style>
    <style:style style:name="Table2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1.2" style:family="table-row">
      <style:table-row-properties style:min-row-height="0.4201in" fo:keep-together="auto"/>
    </style:style>
    <style:style style:name="Table2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0" style:family="table">
      <style:table-properties style:width="4.4896in" fo:margin-left="0in" fo:margin-top="0in" fo:margin-bottom="0in" table:align="left" style:writing-mode="lr-tb"/>
    </style:style>
    <style:style style:name="Table20.A" style:family="table-column">
      <style:table-column-properties style:column-width="0.375in"/>
    </style:style>
    <style:style style:name="Table20.B" style:family="table-column">
      <style:table-column-properties style:column-width="1in"/>
    </style:style>
    <style:style style:name="Table20.C" style:family="table-column">
      <style:table-column-properties style:column-width="3.1146in"/>
    </style:style>
    <style:style style:name="Table20.1" style:family="table-row">
      <style:table-row-properties style:min-row-height="0.5576in" fo:keep-together="auto"/>
    </style:style>
    <style:style style:name="Table20.A1" style:family="table-cell">
      <style:table-cell-properties fo:background-color="#ffcc99" fo:padding="0.0694in" fo:border="1pt solid #000000">
        <style:background-image/>
      </style:table-cell-properties>
    </style:style>
    <style:style style:name="Table2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0.2" style:family="table-row">
      <style:table-row-properties style:min-row-height="0.5451in" fo:keep-together="auto"/>
    </style:style>
    <style:style style:name="Table2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1" style:family="table">
      <style:table-properties style:width="4.5521in" fo:margin-left="0in" fo:margin-top="0in" fo:margin-bottom="0in" table:align="left" style:writing-mode="lr-tb"/>
    </style:style>
    <style:style style:name="Table21.A" style:family="table-column">
      <style:table-column-properties style:column-width="0.4063in"/>
    </style:style>
    <style:style style:name="Table21.B" style:family="table-column">
      <style:table-column-properties style:column-width="1.166in"/>
    </style:style>
    <style:style style:name="Table21.C" style:family="table-column">
      <style:table-column-properties style:column-width="2.9799in"/>
    </style:style>
    <style:style style:name="Table21.1" style:family="table-row">
      <style:table-row-properties style:min-row-height="0.559in" fo:keep-together="auto"/>
    </style:style>
    <style:style style:name="Table21.A1" style:family="table-cell">
      <style:table-cell-properties fo:background-color="#ffcc99" fo:padding="0.0694in" fo:border="1pt solid #000000">
        <style:background-image/>
      </style:table-cell-properties>
    </style:style>
    <style:style style:name="Table2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1.2" style:family="table-row">
      <style:table-row-properties style:min-row-height="0.4201in" fo:keep-together="auto"/>
    </style:style>
    <style:style style:name="Table2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2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22.A" style:family="table-column">
      <style:table-column-properties style:column-width="1.1347in"/>
    </style:style>
    <style:style style:name="Table22.B" style:family="table-column">
      <style:table-column-properties style:column-width="1.9688in"/>
    </style:style>
    <style:style style:name="Table22.C" style:family="table-column">
      <style:table-column-properties style:column-width="1.7403in"/>
    </style:style>
    <style:style style:name="Table22.D" style:family="table-column">
      <style:table-column-properties style:column-width="1.2083in"/>
    </style:style>
    <style:style style:name="Table22.1" style:family="table-row">
      <style:table-row-properties style:min-row-height="0.441in" fo:keep-together="auto"/>
    </style:style>
    <style:style style:name="Table22.A1" style:family="table-cell">
      <style:table-cell-properties fo:background-color="#c5f1e3" fo:padding="0.0694in" fo:border="1pt solid #000000">
        <style:background-image/>
      </style:table-cell-properties>
    </style:style>
    <style:style style:name="Table22.B1" style:family="table-cell">
      <style:table-cell-properties fo:padding="0.0694in" fo:border-left="none" fo:border-right="1pt solid #000000" fo:border-top="1pt solid #000000" fo:border-bottom="1pt solid #000000"/>
    </style:style>
    <style:style style:name="Table22.C1" style:family="table-cell">
      <style:table-cell-properties fo:padding="0.0694in" fo:border-left="none" fo:border-right="1pt solid #000000" fo:border-top="1pt solid #000000" fo:border-bottom="1pt solid #000000"/>
    </style:style>
    <style:style style:name="Table22.D1" style:family="table-cell">
      <style:table-cell-properties fo:padding="0.0694in" fo:border-left="none" fo:border-right="1pt solid #000000" fo:border-top="1pt solid #000000" fo:border-bottom="1pt solid #000000"/>
    </style:style>
    <style:style style:name="Table22.2" style:family="table-row">
      <style:table-row-properties style:min-row-height="0.4306in" fo:keep-together="auto"/>
    </style:style>
    <style:style style:name="Table22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22.B2" style:family="table-cell">
      <style:table-cell-properties fo:padding="0.0694in" fo:border-left="none" fo:border-right="1pt solid #000000" fo:border-top="none" fo:border-bottom="1pt solid #000000"/>
    </style:style>
    <style:style style:name="Table22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2.5" style:family="table-row">
      <style:table-row-properties style:min-row-height="4.509in" fo:keep-together="auto"/>
    </style:style>
    <style:style style:name="Table22.6" style:family="table-row">
      <style:table-row-properties style:min-row-height="1.8875in" fo:keep-together="auto"/>
    </style:style>
    <style:style style:name="Table23" style:family="table">
      <style:table-properties style:width="4.4896in" fo:margin-left="0in" fo:margin-top="0in" fo:margin-bottom="0in" table:align="left" style:writing-mode="lr-tb"/>
    </style:style>
    <style:style style:name="Table23.A" style:family="table-column">
      <style:table-column-properties style:column-width="0.375in"/>
    </style:style>
    <style:style style:name="Table23.B" style:family="table-column">
      <style:table-column-properties style:column-width="1in"/>
    </style:style>
    <style:style style:name="Table23.C" style:family="table-column">
      <style:table-column-properties style:column-width="3.1146in"/>
    </style:style>
    <style:style style:name="Table23.1" style:family="table-row">
      <style:table-row-properties style:min-row-height="0.5576in" fo:keep-together="auto"/>
    </style:style>
    <style:style style:name="Table23.A1" style:family="table-cell">
      <style:table-cell-properties fo:background-color="#ffcc99" fo:padding="0.0694in" fo:border="1pt solid #000000">
        <style:background-image/>
      </style:table-cell-properties>
    </style:style>
    <style:style style:name="Table2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3.2" style:family="table-row">
      <style:table-row-properties style:min-row-height="0.5451in" fo:keep-together="auto"/>
    </style:style>
    <style:style style:name="Table2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4" style:family="table">
      <style:table-properties style:width="4.5521in" fo:margin-left="0in" fo:margin-top="0in" fo:margin-bottom="0in" table:align="left" style:writing-mode="lr-tb"/>
    </style:style>
    <style:style style:name="Table24.A" style:family="table-column">
      <style:table-column-properties style:column-width="0.4063in"/>
    </style:style>
    <style:style style:name="Table24.B" style:family="table-column">
      <style:table-column-properties style:column-width="1.166in"/>
    </style:style>
    <style:style style:name="Table24.C" style:family="table-column">
      <style:table-column-properties style:column-width="2.9799in"/>
    </style:style>
    <style:style style:name="Table24.1" style:family="table-row">
      <style:table-row-properties style:min-row-height="0.559in" fo:keep-together="auto"/>
    </style:style>
    <style:style style:name="Table24.A1" style:family="table-cell">
      <style:table-cell-properties fo:background-color="#ffcc99" fo:padding="0.0694in" fo:border="1pt solid #000000">
        <style:background-image/>
      </style:table-cell-properties>
    </style:style>
    <style:style style:name="Table24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4.2" style:family="table-row">
      <style:table-row-properties style:min-row-height="0.4201in" fo:keep-together="auto"/>
    </style:style>
    <style:style style:name="Table24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4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4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3" style:family="table">
      <style:table-properties style:width="4.4896in" fo:margin-left="0in" fo:margin-top="0in" fo:margin-bottom="0in" table:align="left" style:writing-mode="lr-tb"/>
    </style:style>
    <style:style style:name="Table23.A" style:family="table-column">
      <style:table-column-properties style:column-width="0.375in"/>
    </style:style>
    <style:style style:name="Table23.B" style:family="table-column">
      <style:table-column-properties style:column-width="1in"/>
    </style:style>
    <style:style style:name="Table23.C" style:family="table-column">
      <style:table-column-properties style:column-width="3.1146in"/>
    </style:style>
    <style:style style:name="Table23.1" style:family="table-row">
      <style:table-row-properties style:min-row-height="0.5576in" fo:keep-together="auto"/>
    </style:style>
    <style:style style:name="Table23.A1" style:family="table-cell">
      <style:table-cell-properties fo:background-color="#ffcc99" fo:padding="0.0694in" fo:border="1pt solid #000000">
        <style:background-image/>
      </style:table-cell-properties>
    </style:style>
    <style:style style:name="Table2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3.2" style:family="table-row">
      <style:table-row-properties style:min-row-height="0.5451in" fo:keep-together="auto"/>
    </style:style>
    <style:style style:name="Table2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4" style:family="table">
      <style:table-properties style:width="4.5521in" fo:margin-left="0in" fo:margin-top="0in" fo:margin-bottom="0in" table:align="left" style:writing-mode="lr-tb"/>
    </style:style>
    <style:style style:name="Table24.A" style:family="table-column">
      <style:table-column-properties style:column-width="0.4063in"/>
    </style:style>
    <style:style style:name="Table24.B" style:family="table-column">
      <style:table-column-properties style:column-width="1.166in"/>
    </style:style>
    <style:style style:name="Table24.C" style:family="table-column">
      <style:table-column-properties style:column-width="2.9799in"/>
    </style:style>
    <style:style style:name="Table24.1" style:family="table-row">
      <style:table-row-properties style:min-row-height="0.559in" fo:keep-together="auto"/>
    </style:style>
    <style:style style:name="Table24.A1" style:family="table-cell">
      <style:table-cell-properties fo:background-color="#ffcc99" fo:padding="0.0694in" fo:border="1pt solid #000000">
        <style:background-image/>
      </style:table-cell-properties>
    </style:style>
    <style:style style:name="Table24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4.2" style:family="table-row">
      <style:table-row-properties style:min-row-height="0.4201in" fo:keep-together="auto"/>
    </style:style>
    <style:style style:name="Table24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4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4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5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25.A" style:family="table-column">
      <style:table-column-properties style:column-width="1.1347in"/>
    </style:style>
    <style:style style:name="Table25.B" style:family="table-column">
      <style:table-column-properties style:column-width="1.9688in"/>
    </style:style>
    <style:style style:name="Table25.C" style:family="table-column">
      <style:table-column-properties style:column-width="1.7403in"/>
    </style:style>
    <style:style style:name="Table25.D" style:family="table-column">
      <style:table-column-properties style:column-width="1.2083in"/>
    </style:style>
    <style:style style:name="Table25.1" style:family="table-row">
      <style:table-row-properties style:min-row-height="0.441in" fo:keep-together="auto"/>
    </style:style>
    <style:style style:name="Table25.A1" style:family="table-cell">
      <style:table-cell-properties fo:background-color="#c5f1e3" fo:padding="0.0694in" fo:border="1pt solid #000000">
        <style:background-image/>
      </style:table-cell-properties>
    </style:style>
    <style:style style:name="Table25.B1" style:family="table-cell">
      <style:table-cell-properties fo:padding="0.0694in" fo:border-left="none" fo:border-right="1pt solid #000000" fo:border-top="1pt solid #000000" fo:border-bottom="1pt solid #000000"/>
    </style:style>
    <style:style style:name="Table25.C1" style:family="table-cell">
      <style:table-cell-properties fo:padding="0.0694in" fo:border-left="none" fo:border-right="1pt solid #000000" fo:border-top="1pt solid #000000" fo:border-bottom="1pt solid #000000"/>
    </style:style>
    <style:style style:name="Table25.D1" style:family="table-cell">
      <style:table-cell-properties fo:padding="0.0694in" fo:border-left="none" fo:border-right="1pt solid #000000" fo:border-top="1pt solid #000000" fo:border-bottom="1pt solid #000000"/>
    </style:style>
    <style:style style:name="Table25.2" style:family="table-row">
      <style:table-row-properties style:min-row-height="0.4306in" fo:keep-together="auto"/>
    </style:style>
    <style:style style:name="Table25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25.B2" style:family="table-cell">
      <style:table-cell-properties fo:padding="0.0694in" fo:border-left="none" fo:border-right="1pt solid #000000" fo:border-top="none" fo:border-bottom="1pt solid #000000"/>
    </style:style>
    <style:style style:name="Table25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5.5" style:family="table-row">
      <style:table-row-properties style:min-row-height="4.509in" fo:keep-together="auto"/>
    </style:style>
    <style:style style:name="Table25.6" style:family="table-row">
      <style:table-row-properties style:min-row-height="1.8875in" fo:keep-together="auto"/>
    </style:style>
    <style:style style:name="Table26" style:family="table">
      <style:table-properties style:width="4.4896in" fo:margin-left="0in" fo:margin-top="0in" fo:margin-bottom="0in" table:align="left" style:writing-mode="lr-tb"/>
    </style:style>
    <style:style style:name="Table26.A" style:family="table-column">
      <style:table-column-properties style:column-width="0.375in"/>
    </style:style>
    <style:style style:name="Table26.B" style:family="table-column">
      <style:table-column-properties style:column-width="1in"/>
    </style:style>
    <style:style style:name="Table26.C" style:family="table-column">
      <style:table-column-properties style:column-width="3.1146in"/>
    </style:style>
    <style:style style:name="Table26.1" style:family="table-row">
      <style:table-row-properties style:min-row-height="0.5576in" fo:keep-together="auto"/>
    </style:style>
    <style:style style:name="Table26.A1" style:family="table-cell">
      <style:table-cell-properties fo:background-color="#ffcc99" fo:padding="0.0694in" fo:border="1pt solid #000000">
        <style:background-image/>
      </style:table-cell-properties>
    </style:style>
    <style:style style:name="Table2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6.2" style:family="table-row">
      <style:table-row-properties style:min-row-height="0.5451in" fo:keep-together="auto"/>
    </style:style>
    <style:style style:name="Table2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7" style:family="table">
      <style:table-properties style:width="4.5521in" fo:margin-left="0in" fo:margin-top="0in" fo:margin-bottom="0in" table:align="left" style:writing-mode="lr-tb"/>
    </style:style>
    <style:style style:name="Table27.A" style:family="table-column">
      <style:table-column-properties style:column-width="0.4063in"/>
    </style:style>
    <style:style style:name="Table27.B" style:family="table-column">
      <style:table-column-properties style:column-width="1.166in"/>
    </style:style>
    <style:style style:name="Table27.C" style:family="table-column">
      <style:table-column-properties style:column-width="2.9799in"/>
    </style:style>
    <style:style style:name="Table27.1" style:family="table-row">
      <style:table-row-properties style:min-row-height="0.559in" fo:keep-together="auto"/>
    </style:style>
    <style:style style:name="Table27.A1" style:family="table-cell">
      <style:table-cell-properties fo:background-color="#ffcc99" fo:padding="0.0694in" fo:border="1pt solid #000000">
        <style:background-image/>
      </style:table-cell-properties>
    </style:style>
    <style:style style:name="Table2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7.2" style:family="table-row">
      <style:table-row-properties style:min-row-height="0.4201in" fo:keep-together="auto"/>
    </style:style>
    <style:style style:name="Table2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6" style:family="table">
      <style:table-properties style:width="4.4896in" fo:margin-left="0in" fo:margin-top="0in" fo:margin-bottom="0in" table:align="left" style:writing-mode="lr-tb"/>
    </style:style>
    <style:style style:name="Table26.A" style:family="table-column">
      <style:table-column-properties style:column-width="0.375in"/>
    </style:style>
    <style:style style:name="Table26.B" style:family="table-column">
      <style:table-column-properties style:column-width="1in"/>
    </style:style>
    <style:style style:name="Table26.C" style:family="table-column">
      <style:table-column-properties style:column-width="3.1146in"/>
    </style:style>
    <style:style style:name="Table26.1" style:family="table-row">
      <style:table-row-properties style:min-row-height="0.5576in" fo:keep-together="auto"/>
    </style:style>
    <style:style style:name="Table26.A1" style:family="table-cell">
      <style:table-cell-properties fo:background-color="#ffcc99" fo:padding="0.0694in" fo:border="1pt solid #000000">
        <style:background-image/>
      </style:table-cell-properties>
    </style:style>
    <style:style style:name="Table2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6.2" style:family="table-row">
      <style:table-row-properties style:min-row-height="0.5451in" fo:keep-together="auto"/>
    </style:style>
    <style:style style:name="Table2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7" style:family="table">
      <style:table-properties style:width="4.5521in" fo:margin-left="0in" fo:margin-top="0in" fo:margin-bottom="0in" table:align="left" style:writing-mode="lr-tb"/>
    </style:style>
    <style:style style:name="Table27.A" style:family="table-column">
      <style:table-column-properties style:column-width="0.4063in"/>
    </style:style>
    <style:style style:name="Table27.B" style:family="table-column">
      <style:table-column-properties style:column-width="1.166in"/>
    </style:style>
    <style:style style:name="Table27.C" style:family="table-column">
      <style:table-column-properties style:column-width="2.9799in"/>
    </style:style>
    <style:style style:name="Table27.1" style:family="table-row">
      <style:table-row-properties style:min-row-height="0.559in" fo:keep-together="auto"/>
    </style:style>
    <style:style style:name="Table27.A1" style:family="table-cell">
      <style:table-cell-properties fo:background-color="#ffcc99" fo:padding="0.0694in" fo:border="1pt solid #000000">
        <style:background-image/>
      </style:table-cell-properties>
    </style:style>
    <style:style style:name="Table2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7.2" style:family="table-row">
      <style:table-row-properties style:min-row-height="0.4201in" fo:keep-together="auto"/>
    </style:style>
    <style:style style:name="Table2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8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28.A" style:family="table-column">
      <style:table-column-properties style:column-width="1.1347in"/>
    </style:style>
    <style:style style:name="Table28.B" style:family="table-column">
      <style:table-column-properties style:column-width="1.9688in"/>
    </style:style>
    <style:style style:name="Table28.C" style:family="table-column">
      <style:table-column-properties style:column-width="1.7403in"/>
    </style:style>
    <style:style style:name="Table28.D" style:family="table-column">
      <style:table-column-properties style:column-width="1.2083in"/>
    </style:style>
    <style:style style:name="Table28.1" style:family="table-row">
      <style:table-row-properties style:min-row-height="0.441in" fo:keep-together="auto"/>
    </style:style>
    <style:style style:name="Table28.A1" style:family="table-cell">
      <style:table-cell-properties fo:background-color="#c5f1e3" fo:padding="0.0694in" fo:border="1pt solid #000000">
        <style:background-image/>
      </style:table-cell-properties>
    </style:style>
    <style:style style:name="Table28.B1" style:family="table-cell">
      <style:table-cell-properties fo:padding="0.0694in" fo:border-left="none" fo:border-right="1pt solid #000000" fo:border-top="1pt solid #000000" fo:border-bottom="1pt solid #000000"/>
    </style:style>
    <style:style style:name="Table28.C1" style:family="table-cell">
      <style:table-cell-properties fo:padding="0.0694in" fo:border-left="none" fo:border-right="1pt solid #000000" fo:border-top="1pt solid #000000" fo:border-bottom="1pt solid #000000"/>
    </style:style>
    <style:style style:name="Table28.D1" style:family="table-cell">
      <style:table-cell-properties fo:padding="0.0694in" fo:border-left="none" fo:border-right="1pt solid #000000" fo:border-top="1pt solid #000000" fo:border-bottom="1pt solid #000000"/>
    </style:style>
    <style:style style:name="Table28.2" style:family="table-row">
      <style:table-row-properties style:min-row-height="0.4306in" fo:keep-together="auto"/>
    </style:style>
    <style:style style:name="Table28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28.B2" style:family="table-cell">
      <style:table-cell-properties fo:padding="0.0694in" fo:border-left="none" fo:border-right="1pt solid #000000" fo:border-top="none" fo:border-bottom="1pt solid #000000"/>
    </style:style>
    <style:style style:name="Table28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8.5" style:family="table-row">
      <style:table-row-properties fo:keep-together="auto"/>
    </style:style>
    <style:style style:name="Table28.6" style:family="table-row">
      <style:table-row-properties style:min-row-height="1.8875in" fo:keep-together="auto"/>
    </style:style>
    <style:style style:name="Table29" style:family="table">
      <style:table-properties style:width="4.4896in" fo:margin-left="0in" fo:margin-top="0in" fo:margin-bottom="0in" table:align="left" style:writing-mode="lr-tb"/>
    </style:style>
    <style:style style:name="Table29.A" style:family="table-column">
      <style:table-column-properties style:column-width="0.375in"/>
    </style:style>
    <style:style style:name="Table29.B" style:family="table-column">
      <style:table-column-properties style:column-width="1in"/>
    </style:style>
    <style:style style:name="Table29.C" style:family="table-column">
      <style:table-column-properties style:column-width="3.1146in"/>
    </style:style>
    <style:style style:name="Table29.1" style:family="table-row">
      <style:table-row-properties style:min-row-height="0.5576in" fo:keep-together="auto"/>
    </style:style>
    <style:style style:name="Table29.A1" style:family="table-cell">
      <style:table-cell-properties fo:background-color="#ffcc99" fo:padding="0.0694in" fo:border="1pt solid #000000">
        <style:background-image/>
      </style:table-cell-properties>
    </style:style>
    <style:style style:name="Table2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9.2" style:family="table-row">
      <style:table-row-properties style:min-row-height="0.5451in" fo:keep-together="auto"/>
    </style:style>
    <style:style style:name="Table2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0" style:family="table">
      <style:table-properties style:width="4.5521in" fo:margin-left="0in" fo:margin-top="0in" fo:margin-bottom="0in" table:align="left" style:writing-mode="lr-tb"/>
    </style:style>
    <style:style style:name="Table30.A" style:family="table-column">
      <style:table-column-properties style:column-width="0.4063in"/>
    </style:style>
    <style:style style:name="Table30.B" style:family="table-column">
      <style:table-column-properties style:column-width="1.166in"/>
    </style:style>
    <style:style style:name="Table30.C" style:family="table-column">
      <style:table-column-properties style:column-width="2.9799in"/>
    </style:style>
    <style:style style:name="Table30.1" style:family="table-row">
      <style:table-row-properties style:min-row-height="0.559in" fo:keep-together="auto"/>
    </style:style>
    <style:style style:name="Table30.A1" style:family="table-cell">
      <style:table-cell-properties fo:background-color="#ffcc99" fo:padding="0.0694in" fo:border="1pt solid #000000">
        <style:background-image/>
      </style:table-cell-properties>
    </style:style>
    <style:style style:name="Table3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0.2" style:family="table-row">
      <style:table-row-properties style:min-row-height="0.4201in" fo:keep-together="auto"/>
    </style:style>
    <style:style style:name="Table3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9" style:family="table">
      <style:table-properties style:width="4.4896in" fo:margin-left="0in" fo:margin-top="0in" fo:margin-bottom="0in" table:align="left" style:writing-mode="lr-tb"/>
    </style:style>
    <style:style style:name="Table29.A" style:family="table-column">
      <style:table-column-properties style:column-width="0.375in"/>
    </style:style>
    <style:style style:name="Table29.B" style:family="table-column">
      <style:table-column-properties style:column-width="1in"/>
    </style:style>
    <style:style style:name="Table29.C" style:family="table-column">
      <style:table-column-properties style:column-width="3.1146in"/>
    </style:style>
    <style:style style:name="Table29.1" style:family="table-row">
      <style:table-row-properties style:min-row-height="0.5576in" fo:keep-together="auto"/>
    </style:style>
    <style:style style:name="Table29.A1" style:family="table-cell">
      <style:table-cell-properties fo:background-color="#ffcc99" fo:padding="0.0694in" fo:border="1pt solid #000000">
        <style:background-image/>
      </style:table-cell-properties>
    </style:style>
    <style:style style:name="Table2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9.2" style:family="table-row">
      <style:table-row-properties style:min-row-height="0.5451in" fo:keep-together="auto"/>
    </style:style>
    <style:style style:name="Table2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0" style:family="table">
      <style:table-properties style:width="4.5521in" fo:margin-left="0in" fo:margin-top="0in" fo:margin-bottom="0in" table:align="left" style:writing-mode="lr-tb"/>
    </style:style>
    <style:style style:name="Table30.A" style:family="table-column">
      <style:table-column-properties style:column-width="0.4063in"/>
    </style:style>
    <style:style style:name="Table30.B" style:family="table-column">
      <style:table-column-properties style:column-width="1.166in"/>
    </style:style>
    <style:style style:name="Table30.C" style:family="table-column">
      <style:table-column-properties style:column-width="2.9799in"/>
    </style:style>
    <style:style style:name="Table30.1" style:family="table-row">
      <style:table-row-properties style:min-row-height="0.559in" fo:keep-together="auto"/>
    </style:style>
    <style:style style:name="Table30.A1" style:family="table-cell">
      <style:table-cell-properties fo:background-color="#ffcc99" fo:padding="0.0694in" fo:border="1pt solid #000000">
        <style:background-image/>
      </style:table-cell-properties>
    </style:style>
    <style:style style:name="Table3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0.2" style:family="table-row">
      <style:table-row-properties style:min-row-height="0.4201in" fo:keep-together="auto"/>
    </style:style>
    <style:style style:name="Table3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1da586"/>
    </style:style>
    <style:style style:name="P2" style:family="paragraph" style:parent-style-name="Standard">
      <style:text-properties officeooo:paragraph-rsid="00215bb7"/>
    </style:style>
    <style:style style:name="P3" style:family="paragraph" style:parent-style-name="Standard">
      <style:text-properties officeooo:paragraph-rsid="0022abbb"/>
    </style:style>
    <style:style style:name="P4" style:family="paragraph" style:parent-style-name="Standard">
      <style:text-properties officeooo:paragraph-rsid="00264581"/>
    </style:style>
    <style:style style:name="P5" style:family="paragraph" style:parent-style-name="Standard">
      <style:paragraph-properties fo:margin-top="0.0555in" fo:margin-bottom="0.0555in" loext:contextual-spacing="false" fo:text-align="center" style:justify-single-word="false"/>
      <style:text-properties officeooo:paragraph-rsid="001da586"/>
    </style:style>
    <style:style style:name="P6" style:family="paragraph" style:parent-style-name="Standard">
      <style:paragraph-properties fo:margin-top="0.0555in" fo:margin-bottom="0.0555in" loext:contextual-spacing="false" fo:text-align="center" style:justify-single-word="false"/>
      <style:text-properties officeooo:paragraph-rsid="00215bb7"/>
    </style:style>
    <style:style style:name="P7" style:family="paragraph" style:parent-style-name="Standard">
      <style:paragraph-properties fo:margin-top="0.0555in" fo:margin-bottom="0.0555in" loext:contextual-spacing="false" fo:text-align="center" style:justify-single-word="false"/>
      <style:text-properties officeooo:paragraph-rsid="0022abbb"/>
    </style:style>
    <style:style style:name="P8" style:family="paragraph" style:parent-style-name="Standard">
      <style:paragraph-properties fo:margin-top="0.0555in" fo:margin-bottom="0.0555in" loext:contextual-spacing="false" fo:text-align="justify" style:justify-single-word="false"/>
      <style:text-properties officeooo:paragraph-rsid="001da586"/>
    </style:style>
    <style:style style:name="P9" style:family="paragraph" style:parent-style-name="Standard">
      <style:paragraph-properties fo:margin-top="0.0555in" fo:margin-bottom="0.0555in" loext:contextual-spacing="false" fo:text-align="justify" style:justify-single-word="false"/>
      <style:text-properties officeooo:paragraph-rsid="0022abbb"/>
    </style:style>
    <style:style style:name="P10" style:family="paragraph" style:parent-style-name="Standard">
      <style:paragraph-properties fo:margin-top="0.0555in" fo:margin-bottom="0.0555in" loext:contextual-spacing="false" fo:text-align="justify" style:justify-single-word="false"/>
      <style:text-properties officeooo:paragraph-rsid="00264581"/>
    </style:style>
    <style:style style:name="P11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1da586" style:font-size-asian="9.5pt" style:font-name-complex="Times New Roman1" style:font-size-complex="9.5pt"/>
    </style:style>
    <style:style style:name="P12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215bb7" style:font-size-asian="9.5pt" style:font-name-complex="Times New Roman1" style:font-size-complex="9.5pt"/>
    </style:style>
    <style:style style:name="P13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22abbb" style:font-size-asian="9.5pt" style:font-name-complex="Times New Roman1" style:font-size-complex="9.5pt"/>
    </style:style>
    <style:style style:name="P14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264581" style:font-size-asian="9.5pt" style:font-name-complex="Times New Roman1" style:font-size-complex="9.5pt"/>
    </style:style>
    <style:style style:name="P15" style:family="paragraph" style:parent-style-name="Standard">
      <style:paragraph-properties fo:margin-top="0.0555in" fo:margin-bottom="0.0555in" loext:contextual-spacing="false" fo:text-align="start" style:justify-single-word="false"/>
      <style:text-properties style:font-name="Times New Roman" fo:font-size="9.5pt" officeooo:paragraph-rsid="00215bb7" style:font-size-asian="9.5pt" style:font-name-complex="Times New Roman1" style:font-size-complex="9.5pt"/>
    </style:style>
    <style:style style:name="P16" style:family="paragraph" style:parent-style-name="Standard">
      <style:paragraph-properties fo:margin-top="0.0555in" fo:margin-bottom="0.0555in" loext:contextual-spacing="false" fo:text-align="start" style:justify-single-word="false"/>
      <style:text-properties style:font-name="Times New Roman" fo:font-size="9.5pt" officeooo:paragraph-rsid="001da586" style:font-size-asian="9.5pt" style:font-name-complex="Times New Roman1" style:font-size-complex="9.5pt"/>
    </style:style>
    <style:style style:name="P17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18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19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1da586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215bb7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22abbb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264581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1da586"/>
    </style:style>
    <style:style style:name="P24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215bb7"/>
    </style:style>
    <style:style style:name="P25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22abbb"/>
    </style:style>
    <style:style style:name="P26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264581"/>
    </style:style>
    <style:style style:name="P27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officeooo:paragraph-rsid="0022abbb"/>
    </style:style>
    <style:style style:name="P28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29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15bb7" style:font-name-asian="Times New Roman1" style:font-size-asian="9.5pt" style:font-name-complex="Times New Roman1" style:font-size-complex="9.5pt"/>
    </style:style>
    <style:style style:name="P30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31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64581" style:font-name-asian="Times New Roman1" style:font-size-asian="9.5pt" style:font-name-complex="Times New Roman1" style:font-size-complex="9.5pt"/>
    </style:style>
    <style:style style:name="P32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officeooo:paragraph-rsid="001da586"/>
    </style:style>
    <style:style style:name="P33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officeooo:paragraph-rsid="00264581"/>
    </style:style>
    <style:style style:name="P34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pt" officeooo:rsid="00208f7c" officeooo:paragraph-rsid="00208f7c" style:font-size-asian="7.84999990463257pt" style:font-size-complex="9pt"/>
    </style:style>
    <style:style style:name="P35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pt" officeooo:rsid="00208f7c" officeooo:paragraph-rsid="00264581" style:font-size-asian="7.84999990463257pt" style:font-size-complex="9pt"/>
    </style:style>
    <style:style style:name="P36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pt" officeooo:rsid="002bd8f2" officeooo:paragraph-rsid="002bd8f2" style:font-size-asian="7.84999990463257pt" style:font-size-complex="9pt"/>
    </style:style>
    <style:style style:name="P37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38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paragraph-rsid="00215bb7" style:font-name-asian="Times New Roman1" style:font-size-asian="9.5pt" style:font-name-complex="Times New Roman1" style:font-size-complex="9.5pt"/>
    </style:style>
    <style:style style:name="P39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40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rsid="0023b7fa" officeooo:paragraph-rsid="0023b7fa" style:font-name-asian="Times New Roman1" style:font-size-asian="9.5pt" style:font-name-complex="Times New Roman1" style:font-size-complex="9.5pt"/>
    </style:style>
    <style:style style:name="P41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rsid="0026b6f7" officeooo:paragraph-rsid="0026b6f7" style:font-size-asian="9.5pt" style:font-size-complex="9.5pt"/>
    </style:style>
    <style:style style:name="P42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rsid="002aba5a" officeooo:paragraph-rsid="002aba5a" style:font-size-asian="9.5pt" style:font-size-complex="9.5pt"/>
    </style:style>
    <style:style style:name="P43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paragraph-rsid="00264581" style:font-size-asian="9.5pt" style:font-size-complex="9.5pt"/>
    </style:style>
    <style:style style:name="P44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1da586" style:font-size-asian="9.5pt" style:font-size-complex="9.5pt"/>
    </style:style>
    <style:style style:name="P45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264581" style:font-size-asian="9.5pt" style:font-size-complex="9.5pt"/>
    </style:style>
    <style:style style:name="P46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47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15bb7" style:font-name-asian="Times New Roman1" style:font-size-asian="9.5pt" style:font-name-complex="Times New Roman1" style:font-size-complex="9.5pt"/>
    </style:style>
    <style:style style:name="P48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49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64581" style:font-name-asian="Times New Roman1" style:font-size-asian="9.5pt" style:font-name-complex="Times New Roman1" style:font-size-complex="9.5pt"/>
    </style:style>
    <style:style style:name="P50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1da586" style:font-size-asian="9.5pt" style:font-size-complex="9.5pt"/>
    </style:style>
    <style:style style:name="P51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264581" style:font-size-asian="9.5pt" style:font-size-complex="9.5pt"/>
    </style:style>
    <style:style style:name="P52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53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54" style:family="paragraph" style:parent-style-name="Standard">
      <style:paragraph-properties fo:margin-left="0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55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1da586" style:font-size-asian="9pt" style:font-weight-asian="bold" style:font-name-complex="Times New Roman1" style:font-size-complex="9pt"/>
    </style:style>
    <style:style style:name="P56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215bb7" style:font-size-asian="9pt" style:font-weight-asian="bold" style:font-name-complex="Times New Roman1" style:font-size-complex="9pt"/>
    </style:style>
    <style:style style:name="P57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22abbb" style:font-size-asian="9pt" style:font-weight-asian="bold" style:font-name-complex="Times New Roman1" style:font-size-complex="9pt"/>
    </style:style>
    <style:style style:name="P58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264581" style:font-size-asian="9pt" style:font-weight-asian="bold" style:font-name-complex="Times New Roman1" style:font-size-complex="9pt"/>
    </style:style>
    <style:style style:name="P59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60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61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62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63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1da586" style:font-size-asian="8.5pt" style:font-weight-asian="bold" style:font-name-complex="Times New Roman1" style:font-size-complex="8.5pt"/>
    </style:style>
    <style:style style:name="P64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215bb7" style:font-size-asian="8.5pt" style:font-weight-asian="bold" style:font-name-complex="Times New Roman1" style:font-size-complex="8.5pt"/>
    </style:style>
    <style:style style:name="P65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22abbb" style:font-size-asian="8.5pt" style:font-weight-asian="bold" style:font-name-complex="Times New Roman1" style:font-size-complex="8.5pt"/>
    </style:style>
    <style:style style:name="P66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264581" style:font-size-asian="8.5pt" style:font-weight-asian="bold" style:font-name-complex="Times New Roman1" style:font-size-complex="8.5pt"/>
    </style:style>
    <style:style style:name="P67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1da586" style:font-size-asian="8.5pt" style:font-weight-asian="bold" style:font-name-complex="Times New Roman1" style:font-size-complex="8.5pt"/>
    </style:style>
    <style:style style:name="P68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215bb7" style:font-size-asian="8.5pt" style:font-weight-asian="bold" style:font-name-complex="Times New Roman1" style:font-size-complex="8.5pt"/>
    </style:style>
    <style:style style:name="P69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22abbb" style:font-size-asian="8.5pt" style:font-weight-asian="bold" style:font-name-complex="Times New Roman1" style:font-size-complex="8.5pt"/>
    </style:style>
    <style:style style:name="P70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264581" style:font-size-asian="8.5pt" style:font-weight-asian="bold" style:font-name-complex="Times New Roman1" style:font-size-complex="8.5pt"/>
    </style:style>
    <style:style style:name="P71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72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73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74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75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76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77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78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79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1da586" style:font-size-asian="8.5pt" style:font-weight-asian="bold" style:font-name-complex="Times New Roman1" style:font-size-complex="8.5pt"/>
    </style:style>
    <style:style style:name="P80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215bb7" style:font-size-asian="8.5pt" style:font-weight-asian="bold" style:font-name-complex="Times New Roman1" style:font-size-complex="8.5pt"/>
    </style:style>
    <style:style style:name="P81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22abbb" style:font-size-asian="8.5pt" style:font-weight-asian="bold" style:font-name-complex="Times New Roman1" style:font-size-complex="8.5pt"/>
    </style:style>
    <style:style style:name="P82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264581" style:font-size-asian="8.5pt" style:font-weight-asian="bold" style:font-name-complex="Times New Roman1" style:font-size-complex="8.5pt"/>
    </style:style>
    <style:style style:name="P83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84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85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86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87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rsid="002eac7a" officeooo:paragraph-rsid="002eac7a" style:font-size-asian="9.5pt" style:font-size-complex="9.5pt"/>
    </style:style>
    <style:style style:name="P88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64581" style:font-name-asian="Times New Roman1" style:font-size-asian="9.5pt" style:font-name-complex="Times New Roman1" style:font-size-complex="9.5pt"/>
    </style:style>
    <style:style style:name="P89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rsid="002eac7a" officeooo:paragraph-rsid="002eac7a" style:font-name-asian="Times New Roman1" style:font-size-asian="9.5pt" style:font-name-complex="Times New Roman1" style:font-size-complex="9.5pt"/>
    </style:style>
    <style:style style:name="T1" style:family="text">
      <style:text-properties style:font-name="Times New Roman" fo:font-size="9.5pt" fo:font-weight="bold" style:font-size-asian="9.5pt" style:font-weight-asian="bold" style:font-name-complex="Times New Roman1" style:font-size-complex="9.5pt"/>
    </style:style>
    <style:style style:name="T2" style:family="text">
      <style:text-properties style:font-name="Times New Roman" fo:font-size="9.5pt" fo:font-weight="bold" officeooo:rsid="001da586" style:font-size-asian="9.5pt" style:font-weight-asian="bold" style:font-name-complex="Times New Roman1" style:font-size-complex="9.5pt"/>
    </style:style>
    <style:style style:name="T3" style:family="text">
      <style:text-properties style:font-name="Times New Roman" fo:font-size="9.5pt" fo:font-weight="bold" officeooo:rsid="00215bb7" style:font-size-asian="9.5pt" style:font-weight-asian="bold" style:font-name-complex="Times New Roman1" style:font-size-complex="9.5pt"/>
    </style:style>
    <style:style style:name="T4" style:family="text">
      <style:text-properties style:font-name="Times New Roman" fo:font-size="9.5pt" fo:font-weight="bold" officeooo:rsid="0022abbb" style:font-size-asian="9.5pt" style:font-weight-asian="bold" style:font-name-complex="Times New Roman1" style:font-size-complex="9.5pt"/>
    </style:style>
    <style:style style:name="T5" style:family="text">
      <style:text-properties style:font-name="Times New Roman" fo:font-size="9.5pt" fo:font-weight="bold" officeooo:rsid="00264581" style:font-size-asian="9.5pt" style:font-weight-asian="bold" style:font-name-complex="Times New Roman1" style:font-size-complex="9.5pt"/>
    </style:style>
    <style:style style:name="T6" style:family="text">
      <style:text-properties style:font-name="Times New Roman" fo:font-size="9.5pt" style:font-size-asian="9.5pt" style:font-name-complex="Times New Roman1" style:font-size-complex="9.5pt"/>
    </style:style>
    <style:style style:name="T7" style:family="text">
      <style:text-properties style:font-name="Times New Roman" fo:font-size="9.5pt" officeooo:rsid="00208f7c" style:font-size-asian="9.5pt" style:font-name-complex="Times New Roman1" style:font-size-complex="9.5pt"/>
    </style:style>
    <style:style style:name="T8" style:family="text">
      <style:text-properties style:font-name="Times New Roman" fo:font-size="9.5pt" officeooo:rsid="0023b7fa" style:font-size-asian="9.5pt" style:font-name-complex="Times New Roman1" style:font-size-complex="9.5pt"/>
    </style:style>
    <style:style style:name="T9" style:family="text">
      <style:text-properties style:font-name="Times New Roman" fo:font-size="9.5pt" officeooo:rsid="00242ed9" style:font-size-asian="9.5pt" style:font-name-complex="Times New Roman1" style:font-size-complex="9.5pt"/>
    </style:style>
    <style:style style:name="T10" style:family="text">
      <style:text-properties style:font-name="Times New Roman" fo:font-size="9.5pt" style:font-name-asian="Times New Roman1" style:font-size-asian="9.5pt" style:font-name-complex="Times New Roman1" style:font-size-complex="9.5pt"/>
    </style:style>
    <style:style style:name="T11" style:family="text">
      <style:text-properties style:font-name="Times New Roman" fo:font-size="9.5pt" officeooo:rsid="00208f7c" style:font-name-asian="Times New Roman1" style:font-size-asian="9.5pt" style:font-name-complex="Times New Roman1" style:font-size-complex="9.5pt"/>
    </style:style>
    <style:style style:name="T12" style:family="text">
      <style:text-properties style:font-name="Times New Roman" fo:font-size="9.5pt" officeooo:rsid="00242ed9" style:font-name-asian="Times New Roman1" style:font-size-asian="9.5pt" style:font-name-complex="Times New Roman1" style:font-size-complex="9.5pt"/>
    </style:style>
    <style:style style:name="T13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4" style:family="text">
      <style:text-properties officeooo:rsid="00208f7c"/>
    </style:style>
    <style:style style:name="T15" style:family="text">
      <style:text-properties officeooo:rsid="00264581"/>
    </style:style>
    <style:style style:name="T16" style:family="text">
      <style:text-properties officeooo:rsid="002aba5a"/>
    </style:style>
    <style:style style:name="T17" style:family="text">
      <style:text-properties officeooo:rsid="002bd8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>Mã Use case</text:p>
          </table:table-cell>
          <table:table-cell table:style-name="Table1.B1" office:value-type="string">
            <text:p text:style-name="P5"><text:span text:style-name="T1">UC00</text:span><text:span text:style-name="T2">1</text:span></text:p>
          </table:table-cell>
          <table:table-cell table:style-name="Table1.C1" office:value-type="string">
            <text:p text:style-name="P59">Tên Use case</text:p>
          </table:table-cell>
          <table:table-cell table:style-name="Table1.D1" office:value-type="string">
            <text:p text:style-name="P11">Xem thông tin cá nhân</text:p>
          </table:table-cell>
        </table:table-row>
        <table:table-row table:style-name="Table1.2">
          <table:table-cell table:style-name="Table1.A2" office:value-type="string">
            <text:p text:style-name="P55">Tác nhân</text:p>
          </table:table-cell>
          <table:table-cell table:style-name="Table1.B2" table:number-columns-spanned="3" office:value-type="string">
            <text:p text:style-name="P11">Sinh viê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5">Mô tả</text:p>
          </table:table-cell>
          <table:table-cell table:style-name="Table1.B3" table:number-columns-spanned="3" office:value-type="string">
            <text:p text:style-name="P11">Cho phép sinh viên xem thông tin cá nhân của bản thâ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5">Tiền điều kiện</text:p>
          </table:table-cell>
          <table:table-cell table:style-name="Table1.B3" table:number-columns-spanned="3" office:value-type="string">
            <text:p text:style-name="P11">Tác nhân đã đăng nhập thành công và chọn chức năng thông tin sinh viên</text:p>
          </table:table-cell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55">Luồng sự kiện chính</text:p>
            <text:p text:style-name="P55">(Thành công)</text:p>
          </table:table-cell>
          <table:table-cell table:style-name="Table1.B3" table:number-columns-spanned="3" office:value-type="string">
            <text:p text:style-name="P19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63">STT</text:p>
                </table:table-cell>
                <table:table-cell table:style-name="Table2.B1" office:value-type="string">
                  <text:p text:style-name="P67">Thực hiện bởi</text:p>
                </table:table-cell>
                <table:table-cell table:style-name="Table2.B1" office:value-type="string">
                  <text:p text:style-name="P79">Hành động</text:p>
                </table:table-cell>
              </table:table-row>
              <table:table-row table:style-name="Table2.2">
                <table:table-cell table:style-name="Table2.A2" office:value-type="string">
                  <text:p text:style-name="P23"><text:span text:style-name="T10">1.</text:span><text:span text:style-name="T13"> <text:s text:c="14"/></text:span><text:span text:style-name="T10"><text:s/></text:span></text:p>
                </table:table-cell>
                <table:table-cell table:style-name="Table2.B2" office:value-type="string">
                  <text:p text:style-name="P28">Sinh viên</text:p>
                </table:table-cell>
                <table:table-cell table:style-name="Table2.C2" office:value-type="string">
                  <text:p text:style-name="P28">Chọn chức năng xem thông tin sinh viên</text:p>
                </table:table-cell>
              </table:table-row>
              <table:table-row table:style-name="Table2.2">
                <table:table-cell table:style-name="Table2.A2" office:value-type="string">
                  <text:p text:style-name="P23"><text:span text:style-name="T10">2.</text:span><text:span text:style-name="T13"> <text:s text:c="14"/></text:span><text:span text:style-name="T10"><text:s/></text:span></text:p>
                </table:table-cell>
                <table:table-cell table:style-name="Table2.B2" office:value-type="string">
                  <text:p text:style-name="P28">Hệ thống</text:p>
                </table:table-cell>
                <table:table-cell table:style-name="Table2.C2" office:value-type="string">
                  <text:p text:style-name="P28">Hiển thị thông tin của sinh viên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59">Luồng sự kiện thay thế</text:p>
          </table:table-cell>
          <table:table-cell table:style-name="Table1.B3" table:number-columns-spanned="3" office:value-type="string">
            <text:p text:style-name="P19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71">STT</text:p>
                </table:table-cell>
                <table:table-cell table:style-name="Table3.B1" office:value-type="string">
                  <text:p text:style-name="P75">Thực hiện bởi</text:p>
                </table:table-cell>
                <table:table-cell table:style-name="Table3.B1" office:value-type="string">
                  <text:p text:style-name="P83">Hành động</text:p>
                </table:table-cell>
              </table:table-row>
              <table:table-row table:style-name="Table3.2">
                <table:table-cell table:style-name="Table3.A2" office:value-type="string">
                  <text:p text:style-name="P37"/>
                </table:table-cell>
                <table:table-cell table:style-name="Table3.B2" office:value-type="string">
                  <text:p text:style-name="P46"/>
                </table:table-cell>
                <table:table-cell table:style-name="Table3.C2" office:value-type="string">
                  <text:p text:style-name="P52"/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9">Hậu điều kiện<text:bookmark text:name="_GoBack"/></text:p>
          </table:table-cell>
          <table:table-cell table:style-name="Table1.B3" table:number-columns-spanned="3" office:value-type="string">
            <text:p text:style-name="P11">Hệ thống hiển thị thông tin sinh viên</text:p>
          </table:table-cell>
          <table:covered-table-cell/>
          <table:covered-table-cell/>
        </table:table-row>
      </table:table>
      <text:p text:style-name="P1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56">Mã Use case</text:p>
          </table:table-cell>
          <table:table-cell table:style-name="Table13.B1" office:value-type="string">
            <text:p text:style-name="P6"><text:span text:style-name="T1">UC00</text:span><text:span text:style-name="T3">2</text:span></text:p>
          </table:table-cell>
          <table:table-cell table:style-name="Table13.C1" office:value-type="string">
            <text:p text:style-name="P60">Tên Use case</text:p>
          </table:table-cell>
          <table:table-cell table:style-name="Table13.D1" office:value-type="string">
            <text:p text:style-name="P12">Cập nhật thông tin sinh viên</text:p>
          </table:table-cell>
        </table:table-row>
        <table:table-row table:style-name="Table13.2">
          <table:table-cell table:style-name="Table13.A2" office:value-type="string">
            <text:p text:style-name="P56">Tác nhân</text:p>
          </table:table-cell>
          <table:table-cell table:style-name="Table13.B2" table:number-columns-spanned="3" office:value-type="string">
            <text:p text:style-name="P12">Sinh viên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56">Mô tả</text:p>
          </table:table-cell>
          <table:table-cell table:style-name="Table13.B3" table:number-columns-spanned="3" office:value-type="string">
            <text:p text:style-name="P15">Cho phép sinh viên cập nhật thông tin cá nhân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56">Tiền điều kiện</text:p>
          </table:table-cell>
          <table:table-cell table:style-name="Table13.B3" table:number-columns-spanned="3" office:value-type="string">
            <text:p text:style-name="P12">Tác nhân đã đăng nhập thành công và chọn chức năng cập nhật thông tin sinh viên</text:p>
          </table:table-cell>
          <table:covered-table-cell/>
          <table:covered-table-cell/>
        </table:table-row>
        <table:table-row table:style-name="Table13.5">
          <table:table-cell table:style-name="Table13.A2" office:value-type="string">
            <text:p text:style-name="P56">Luồng sự kiện chính</text:p>
            <text:p text:style-name="P56">(Thành công)</text:p>
          </table:table-cell>
          <table:table-cell table:style-name="Table13.B3" table:number-columns-spanned="3" office:value-type="string">
            <text:p text:style-name="P20"/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row table:style-name="Table14.1">
                <table:table-cell table:style-name="Table14.A1" office:value-type="string">
                  <text:p text:style-name="P64">STT</text:p>
                </table:table-cell>
                <table:table-cell table:style-name="Table14.B1" office:value-type="string">
                  <text:p text:style-name="P68">Thực hiện bởi</text:p>
                </table:table-cell>
                <table:table-cell table:style-name="Table14.B1" office:value-type="string">
                  <text:p text:style-name="P80">Hành động</text:p>
                </table:table-cell>
              </table:table-row>
              <table:table-row table:style-name="Table14.2">
                <table:table-cell table:style-name="Table14.A2" office:value-type="string">
                  <text:p text:style-name="P24"><text:span text:style-name="T10">1.</text:span><text:span text:style-name="T13"> <text:s text:c="14"/></text:span><text:span text:style-name="T10"><text:s/></text:span></text:p>
                </table:table-cell>
                <table:table-cell table:style-name="Table14.B2" office:value-type="string">
                  <text:p text:style-name="P29">Sinh viên</text:p>
                </table:table-cell>
                <table:table-cell table:style-name="Table14.C2" office:value-type="string">
                  <text:p text:style-name="P29">Chọn chức năng cập nhật thông tin sinh viên</text:p>
                </table:table-cell>
              </table:table-row>
              <table:table-row table:style-name="Table14.2">
                <table:table-cell table:style-name="Table14.A2" office:value-type="string">
                  <text:p text:style-name="P24"><text:span text:style-name="T10">2.</text:span><text:span text:style-name="T13"> <text:s text:c="14"/></text:span><text:span text:style-name="T10"><text:s/></text:span></text:p>
                </table:table-cell>
                <table:table-cell table:style-name="Table14.B2" office:value-type="string">
                  <text:p text:style-name="P29">Hệ thống</text:p>
                </table:table-cell>
                <table:table-cell table:style-name="Table14.C2" office:value-type="string">
                  <text:p text:style-name="P29">Hiển thị giao diện form cập nhật thông tin sinh viên</text:p>
                </table:table-cell>
              </table:table-row>
              <table:table-row table:style-name="Table14.2">
                <table:table-cell table:style-name="Table14.A2" office:value-type="string">
                  <text:p text:style-name="P24"><text:span text:style-name="T10">3.</text:span><text:span text:style-name="T13"> <text:s text:c="14"/></text:span><text:span text:style-name="T10"><text:s/></text:span></text:p>
                </table:table-cell>
                <table:table-cell table:style-name="Table14.B2" office:value-type="string">
                  <text:p text:style-name="P29">Sinh viên</text:p>
                </table:table-cell>
                <table:table-cell table:style-name="Table14.C2" office:value-type="string">
                  <text:p text:style-name="P29">Nhập thông tin và chọn cập nhật</text:p>
                </table:table-cell>
              </table:table-row>
              <table:table-row table:style-name="Table14.2">
                <table:table-cell table:style-name="Table14.A2" office:value-type="string">
                  <text:p text:style-name="P24"><text:span text:style-name="T10">4.</text:span><text:span text:style-name="T13"> <text:s text:c="14"/></text:span><text:span text:style-name="T10"><text:s/></text:span></text:p>
                </table:table-cell>
                <table:table-cell table:style-name="Table14.B2" office:value-type="string">
                  <text:p text:style-name="P29">Hệ thống</text:p>
                </table:table-cell>
                <table:table-cell table:style-name="Table14.C2" office:value-type="string">
                  <text:p text:style-name="P29">Kiểm tra thông tin có hợp lệ hay không</text:p>
                </table:table-cell>
              </table:table-row>
              <table:table-row table:style-name="Table14.2">
                <table:table-cell table:style-name="Table14.A2" office:value-type="string">
                  <text:p text:style-name="P24"><text:span text:style-name="T10">5.</text:span><text:span text:style-name="T13"> <text:s text:c="14"/></text:span><text:span text:style-name="T10"><text:s/></text:span></text:p>
                </table:table-cell>
                <table:table-cell table:style-name="Table14.B2" office:value-type="string">
                  <text:p text:style-name="P29">Hệ thống</text:p>
                </table:table-cell>
                <table:table-cell table:style-name="Table14.C2" office:value-type="string">
                  <text:p text:style-name="P29">Cập nhật thông tin sinh viên vào database</text:p>
                </table:table-cell>
              </table:table-row>
              <table:table-row table:style-name="Table14.2">
                <table:table-cell table:style-name="Table14.A2" office:value-type="string">
                  <text:p text:style-name="P24"><text:span text:style-name="T10">6.</text:span><text:span text:style-name="T13"> <text:s text:c="14"/></text:span><text:span text:style-name="T10"><text:s/></text:span></text:p>
                </table:table-cell>
                <table:table-cell table:style-name="Table14.B2" office:value-type="string">
                  <text:p text:style-name="P29">Hệ thống</text:p>
                </table:table-cell>
                <table:table-cell table:style-name="Table14.C2" office:value-type="string">
                  <text:p text:style-name="P29">Thông báo cập nhật thành công</text:p>
                </table:table-cell>
              </table:table-row>
            </table:table>
            <text:p text:style-name="P20"/>
          </table:table-cell>
          <table:covered-table-cell/>
          <table:covered-table-cell/>
        </table:table-row>
        <table:table-row table:style-name="Table13.6">
          <table:table-cell table:style-name="Table13.A2" office:value-type="string">
            <text:p text:style-name="P60">Luồng sự kiện thay thế</text:p>
          </table:table-cell>
          <table:table-cell table:style-name="Table13.B3" table:number-columns-spanned="3" office:value-type="string">
            <text:p text:style-name="P20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72">STT</text:p>
                </table:table-cell>
                <table:table-cell table:style-name="Table15.B1" office:value-type="string">
                  <text:p text:style-name="P76">Thực hiện bởi</text:p>
                </table:table-cell>
                <table:table-cell table:style-name="Table15.B1" office:value-type="string">
                  <text:p text:style-name="P84">Hành động</text:p>
                </table:table-cell>
              </table:table-row>
              <table:table-row table:style-name="Table15.2">
                <table:table-cell table:style-name="Table15.A2" office:value-type="string">
                  <text:p text:style-name="P38">5</text:p>
                </table:table-cell>
                <table:table-cell table:style-name="Table15.B2" office:value-type="string">
                  <text:p text:style-name="P47">Hệ thống</text:p>
                </table:table-cell>
                <table:table-cell table:style-name="Table15.C2" office:value-type="string">
                  <text:p text:style-name="P47">Thông báo thông tin không hợp lệ</text:p>
                </table:table-cell>
              </table:table-row>
            </table:table>
            <text:p text:style-name="P20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60">Hậu điều kiện<text:bookmark text:name="_GoBack5"/></text:p>
          </table:table-cell>
          <table:table-cell table:style-name="Table13.B3" table:number-columns-spanned="3" office:value-type="string">
            <text:p text:style-name="P12">Hệ thống cập nhật lại thông tin sinh viên và hiển thị </text:p>
          </table:table-cell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5">Mã Use case</text:p>
          </table:table-cell>
          <table:table-cell table:style-name="Table4.B1" office:value-type="string">
            <text:p text:style-name="P5"><text:span text:style-name="T1">UC00</text:span><text:span text:style-name="T2">3</text:span></text:p>
          </table:table-cell>
          <table:table-cell table:style-name="Table4.C1" office:value-type="string">
            <text:p text:style-name="P59">Tên Use case</text:p>
          </table:table-cell>
          <table:table-cell table:style-name="Table4.D1" office:value-type="string">
            <text:p text:style-name="P11">Xem thông tin chương trình đào tạo</text:p>
          </table:table-cell>
        </table:table-row>
        <table:table-row table:style-name="Table4.2">
          <table:table-cell table:style-name="Table4.A2" office:value-type="string">
            <text:p text:style-name="P55">Tác nhân</text:p>
          </table:table-cell>
          <table:table-cell table:style-name="Table4.B2" table:number-columns-spanned="3" office:value-type="string">
            <text:p text:style-name="P11">Sinh viên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5">Mô tả</text:p>
          </table:table-cell>
          <table:table-cell table:style-name="Table4.B3" table:number-columns-spanned="3" office:value-type="string">
            <text:p text:style-name="P11">Cho phép sinh viên xem thông tin chương trình đào tao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5">Tiền điều kiện</text:p>
          </table:table-cell>
          <table:table-cell table:style-name="Table4.B3" table:number-columns-spanned="3" office:value-type="string">
            <text:p text:style-name="P11">Sinh viên đã đăng nhập thành công và chọn chức năng xem thông tin chương trình đào tạo</text:p>
          </table:table-cell>
          <table:covered-table-cell/>
          <table:covered-table-cell/>
        </table:table-row>
        <table:table-row table:style-name="Table4.5">
          <table:table-cell table:style-name="Table4.A2" office:value-type="string">
            <text:p text:style-name="P55">Luồng sự kiện chính</text:p>
            <text:p text:style-name="P55">(Thành công)</text:p>
          </table:table-cell>
          <table:table-cell table:style-name="Table4.B3" table:number-columns-spanned="3" office:value-type="string">
            <text:p text:style-name="P19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63">STT</text:p>
                </table:table-cell>
                <table:table-cell table:style-name="Table5.B1" office:value-type="string">
                  <text:p text:style-name="P67">Thực hiện bởi</text:p>
                </table:table-cell>
                <table:table-cell table:style-name="Table5.B1" office:value-type="string">
                  <text:p text:style-name="P79">Hành động</text:p>
                </table:table-cell>
              </table:table-row>
              <table:table-row table:style-name="Table5.2">
                <table:table-cell table:style-name="Table5.A2" office:value-type="string">
                  <text:p text:style-name="P23"><text:span text:style-name="T10">1.</text:span><text:span text:style-name="T13"> <text:s text:c="14"/></text:span><text:span text:style-name="T10"><text:s/></text:span></text:p>
                </table:table-cell>
                <table:table-cell table:style-name="Table5.B2" office:value-type="string">
                  <text:p text:style-name="P28">Sinh viên</text:p>
                </table:table-cell>
                <table:table-cell table:style-name="Table5.C2" office:value-type="string">
                  <text:p text:style-name="P28">Chọn chức năng xem chương trình đào tạo</text:p>
                </table:table-cell>
              </table:table-row>
              <table:table-row table:style-name="Table5.2">
                <table:table-cell table:style-name="Table5.A2" office:value-type="string">
                  <text:p text:style-name="P23"><text:span text:style-name="T10">2.</text:span><text:span text:style-name="T13"> <text:s text:c="14"/></text:span><text:span text:style-name="T10"><text:s/></text:span></text:p>
                </table:table-cell>
                <table:table-cell table:style-name="Table5.B2" office:value-type="string">
                  <text:p text:style-name="P28">Hệ thống</text:p>
                </table:table-cell>
                <table:table-cell table:style-name="Table5.C2" office:value-type="string">
                  <text:p text:style-name="P28">Hiển thị chương trình đào tạo cho sinh viên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4.6">
          <table:table-cell table:style-name="Table4.A2" office:value-type="string">
            <text:p text:style-name="P59">Luồng sự kiện thay thế</text:p>
          </table:table-cell>
          <table:table-cell table:style-name="Table4.B3" table:number-columns-spanned="3" office:value-type="string">
            <text:p text:style-name="P19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71">STT</text:p>
                </table:table-cell>
                <table:table-cell table:style-name="Table6.B1" office:value-type="string">
                  <text:p text:style-name="P75">Thực hiện bởi</text:p>
                </table:table-cell>
                <table:table-cell table:style-name="Table6.B1" office:value-type="string">
                  <text:p text:style-name="P83">Hành động</text:p>
                </table:table-cell>
              </table:table-row>
              <table:table-row table:style-name="Table6.2">
                <table:table-cell table:style-name="Table6.A2" office:value-type="string">
                  <text:p text:style-name="P37"/>
                </table:table-cell>
                <table:table-cell table:style-name="Table6.B2" office:value-type="string">
                  <text:p text:style-name="P46"/>
                </table:table-cell>
                <table:table-cell table:style-name="Table6.C2" office:value-type="string">
                  <text:p text:style-name="P52"/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9">Hậu điều kiện<text:bookmark text:name="_GoBack2"/></text:p>
          </table:table-cell>
          <table:table-cell table:style-name="Table4.B3" table:number-columns-spanned="3" office:value-type="string">
            <text:p text:style-name="P16">Không có</text:p>
          </table:table-cell>
          <table:covered-table-cell/>
          <table:covered-table-cell/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5">Mã Use case</text:p>
          </table:table-cell>
          <table:table-cell table:style-name="Table7.B1" office:value-type="string">
            <text:p text:style-name="P17">UC004</text:p>
          </table:table-cell>
          <table:table-cell table:style-name="Table7.C1" office:value-type="string">
            <text:p text:style-name="P59">Tên Use case</text:p>
          </table:table-cell>
          <table:table-cell table:style-name="Table7.D1" office:value-type="string">
            <text:p text:style-name="P11">Đăng ký học phần </text:p>
          </table:table-cell>
        </table:table-row>
        <table:table-row table:style-name="Table7.2">
          <table:table-cell table:style-name="Table7.A2" office:value-type="string">
            <text:p text:style-name="P55">Tác nhân</text:p>
          </table:table-cell>
          <table:table-cell table:style-name="Table7.B2" table:number-columns-spanned="3" office:value-type="string">
            <text:p text:style-name="P11">Sinh viên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55">Mô tả</text:p>
          </table:table-cell>
          <table:table-cell table:style-name="Table7.B3" table:number-columns-spanned="3" office:value-type="string">
            <text:p text:style-name="P11">Cho phép sinh viên đăng ký học phần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55">Tiền điều kiện</text:p>
          </table:table-cell>
          <table:table-cell table:style-name="Table7.B3" table:number-columns-spanned="3" office:value-type="string">
            <text:p text:style-name="P11">Tác nhân đã đăng nhập thành công và chọn chức năng đăng ký học phần</text:p>
          </table:table-cell>
          <table:covered-table-cell/>
          <table:covered-table-cell/>
        </table:table-row>
        <table:table-row table:style-name="Table7.5">
          <table:table-cell table:style-name="Table7.A2" office:value-type="string">
            <text:p text:style-name="P55">Luồng sự kiện chính</text:p>
            <text:p text:style-name="P55">(Thành công)</text:p>
          </table:table-cell>
          <table:table-cell table:style-name="Table7.B3" table:number-columns-spanned="3" office:value-type="string">
            <text:p text:style-name="P19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63">STT</text:p>
                </table:table-cell>
                <table:table-cell table:style-name="Table8.B1" office:value-type="string">
                  <text:p text:style-name="P67">Thực hiện bởi</text:p>
                </table:table-cell>
                <table:table-cell table:style-name="Table8.B1" office:value-type="string">
                  <text:p text:style-name="P79">Hành động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0">1.</text:span><text:span text:style-name="T13"> <text:s text:c="14"/></text:span><text:span text:style-name="T10"><text:s/></text:span></text:p>
                </table:table-cell>
                <table:table-cell table:style-name="Table8.B2" office:value-type="string">
                  <text:p text:style-name="P28">Sinh viên</text:p>
                </table:table-cell>
                <table:table-cell table:style-name="Table8.C2" office:value-type="string">
                  <text:p text:style-name="P28">Chọn chức năng đăng ký học phần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0">2.</text:span><text:span text:style-name="T13"> <text:s text:c="14"/></text:span><text:span text:style-name="T10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Hiển thị giao diện đăng ký học phần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0">3.</text:span><text:span text:style-name="T13"> <text:s text:c="14"/></text:span><text:span text:style-name="T10"><text:s/></text:span></text:p>
                </table:table-cell>
                <table:table-cell table:style-name="Table8.B2" office:value-type="string">
                  <text:p text:style-name="P28">Sinh viên</text:p>
                </table:table-cell>
                <table:table-cell table:style-name="Table8.C2" office:value-type="string">
                  <text:p text:style-name="P28">Nhập mã học phần cần đăng ký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0">4.</text:span><text:span text:style-name="T13"> <text:s text:c="14"/></text:span><text:span text:style-name="T10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Kiểm tra thông tin có hợp lệ hay không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0">5.</text:span><text:span text:style-name="T13"> <text:s text:c="14"/></text:span><text:span text:style-name="T10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Thêm học phần đăng ký vào database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0">6.</text:span><text:span text:style-name="T13"> <text:s text:c="14"/></text:span><text:span text:style-name="T10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Hiển thị thông báo đăng ký học phần thành công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7.6">
          <table:table-cell table:style-name="Table7.A2" office:value-type="string">
            <text:p text:style-name="P59">Luồng sự kiện thay thế</text:p>
          </table:table-cell>
          <table:table-cell table:style-name="Table7.B3" table:number-columns-spanned="3" office:value-type="string">
            <text:p text:style-name="P19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71">STT</text:p>
                </table:table-cell>
                <table:table-cell table:style-name="Table9.B1" office:value-type="string">
                  <text:p text:style-name="P75">Thực hiện bởi</text:p>
                </table:table-cell>
                <table:table-cell table:style-name="Table9.B1" office:value-type="string">
                  <text:p text:style-name="P83">Hành động</text:p>
                </table:table-cell>
              </table:table-row>
              <table:table-row table:style-name="Table9.2">
                <table:table-cell table:style-name="Table9.A2" office:value-type="string">
                  <text:p text:style-name="P41">2.1</text:p>
                </table:table-cell>
                <table:table-cell table:style-name="Table9.B2" office:value-type="string">
                  <text:p text:style-name="P46">Hệ thống</text:p>
                </table:table-cell>
                <table:table-cell table:style-name="Table9.C2" office:value-type="string">
                  <text:p text:style-name="P46">Thông báo không phải thời điểm đăng ký học phần</text:p>
                </table:table-cell>
              </table:table-row>
              <table:table-row table:style-name="Table9.2">
                <table:table-cell table:style-name="Table9.A2" office:value-type="string">
                  <text:p text:style-name="P32"><text:span text:style-name="T10">5.</text:span><text:span text:style-name="T11">1</text:span></text:p>
                </table:table-cell>
                <table:table-cell table:style-name="Table9.B2" office:value-type="string">
                  <text:p text:style-name="P46">Hệ thống</text:p>
                </table:table-cell>
                <table:table-cell table:style-name="Table9.C2" office:value-type="string">
                  <text:p text:style-name="P46">Thông báo mã học phần không hợp lệ</text:p>
                </table:table-cell>
              </table:table-row>
              <table:table-row table:style-name="Table9.2">
                <table:table-cell table:style-name="Table9.A2" office:value-type="string">
                  <text:p text:style-name="P34">5.2</text:p>
                </table:table-cell>
                <table:table-cell table:style-name="Table9.B2" office:value-type="string">
                  <text:p text:style-name="P50">Hệ thống</text:p>
                </table:table-cell>
                <table:table-cell table:style-name="Table9.C2" office:value-type="string">
                  <text:p text:style-name="P44">Thông báo số lượng học phần đăng ký vượt quá <text:span text:style-name="T14">24</text:span>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9">Hậu điều kiện<text:bookmark text:name="_GoBack3"/></text:p>
          </table:table-cell>
          <table:table-cell table:style-name="Table7.B3" table:number-columns-spanned="3" office:value-type="string">
            <text:p text:style-name="P8"><text:span text:style-name="T6">Hệ thống <text:s/>cập nhật lại thông tin danh sách học phần sinh viên vào datab</text:span><text:span text:style-name="T7">ase và hiển thị</text:span></text:p>
          </table:table-cell>
          <table:covered-table-cell/>
          <table:covered-table-cell/>
        </table:table-row>
      </table:table>
      <text:p text:style-name="P1"/>
      <text:p text:style-name="P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58">Mã Use case</text:p>
          </table:table-cell>
          <table:table-cell table:style-name="Table31.B1" office:value-type="string">
            <text:p text:style-name="P18">UC00<text:span text:style-name="T15">5</text:span></text:p>
          </table:table-cell>
          <table:table-cell table:style-name="Table31.C1" office:value-type="string">
            <text:p text:style-name="P62">Tên Use case</text:p>
          </table:table-cell>
          <table:table-cell table:style-name="Table31.D1" office:value-type="string">
            <text:p text:style-name="P14">Đăng ký lớp học </text:p>
          </table:table-cell>
        </table:table-row>
        <table:table-row table:style-name="Table31.2">
          <table:table-cell table:style-name="Table31.A2" office:value-type="string">
            <text:p text:style-name="P58">Tác nhân</text:p>
          </table:table-cell>
          <table:table-cell table:style-name="Table31.B2" table:number-columns-spanned="3" office:value-type="string">
            <text:p text:style-name="P14">Sinh viên</text:p>
          </table:table-cell>
          <table:covered-table-cell/>
          <table:covered-table-cell/>
        </table:table-row>
        <table:table-row table:style-name="Table31.2">
          <table:table-cell table:style-name="Table31.A2" office:value-type="string">
            <text:p text:style-name="P58">Mô tả</text:p>
          </table:table-cell>
          <table:table-cell table:style-name="Table31.B3" table:number-columns-spanned="3" office:value-type="string">
            <text:p text:style-name="P14">Cho phép sinh viên đăng ký lớp học</text:p>
          </table:table-cell>
          <table:covered-table-cell/>
          <table:covered-table-cell/>
        </table:table-row>
        <table:table-row table:style-name="Table31.2">
          <table:table-cell table:style-name="Table31.A2" office:value-type="string">
            <text:p text:style-name="P58">Tiền điều kiện</text:p>
          </table:table-cell>
          <table:table-cell table:style-name="Table31.B3" table:number-columns-spanned="3" office:value-type="string">
            <text:p text:style-name="P14">Tác nhân đã đăng nhập thành công và chọn chức năng đăng ký lớp học</text:p>
          </table:table-cell>
          <table:covered-table-cell/>
          <table:covered-table-cell/>
        </table:table-row>
        <table:table-row table:style-name="Table31.5">
          <table:table-cell table:style-name="Table31.A2" office:value-type="string">
            <text:p text:style-name="P58">Luồng sự kiện chính</text:p>
            <text:p text:style-name="P58">(Thành công)</text:p>
          </table:table-cell>
          <table:table-cell table:style-name="Table31.B3" table:number-columns-spanned="3" office:value-type="string">
            <text:p text:style-name="P22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 table:style-name="Table32.1">
                <table:table-cell table:style-name="Table32.A1" office:value-type="string">
                  <text:p text:style-name="P66">STT</text:p>
                </table:table-cell>
                <table:table-cell table:style-name="Table32.B1" office:value-type="string">
                  <text:p text:style-name="P70">Thực hiện bởi</text:p>
                </table:table-cell>
                <table:table-cell table:style-name="Table32.B1" office:value-type="string">
                  <text:p text:style-name="P82">Hành động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0">1.</text:span><text:span text:style-name="T13"> <text:s text:c="14"/></text:span><text:span text:style-name="T10"><text:s/></text:span></text:p>
                </table:table-cell>
                <table:table-cell table:style-name="Table32.B2" office:value-type="string">
                  <text:p text:style-name="P31">Sinh viên</text:p>
                </table:table-cell>
                <table:table-cell table:style-name="Table32.C2" office:value-type="string">
                  <text:p text:style-name="P31">Chọn chức năng đăng ký lớp học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0">2.</text:span><text:span text:style-name="T13"> <text:s text:c="14"/></text:span><text:span text:style-name="T10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Hiển thị giao diện đăng ký lớp học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0">3.</text:span><text:span text:style-name="T13"> <text:s text:c="14"/></text:span><text:span text:style-name="T10"><text:s/></text:span></text:p>
                </table:table-cell>
                <table:table-cell table:style-name="Table32.B2" office:value-type="string">
                  <text:p text:style-name="P31">Sinh viên</text:p>
                </table:table-cell>
                <table:table-cell table:style-name="Table32.C2" office:value-type="string">
                  <text:p text:style-name="P31">Nhập mã lớp cần đăng ký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0">4.</text:span><text:span text:style-name="T13"> <text:s text:c="14"/></text:span><text:span text:style-name="T10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Kiểm tra thông tin có hợp lệ hay không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0">5.</text:span><text:span text:style-name="T13"> <text:s text:c="14"/></text:span><text:span text:style-name="T10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Thêm lớp học đã đăng ký vào database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0">6.</text:span><text:span text:style-name="T13"> <text:s text:c="14"/></text:span><text:span text:style-name="T10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Hiển thị thông báo đăng ký lớp học thành công</text:p>
                </table:table-cell>
              </table:table-row>
            </table:table>
            <text:p text:style-name="P22"/>
          </table:table-cell>
          <table:covered-table-cell/>
          <table:covered-table-cell/>
        </table:table-row>
        <table:table-row table:style-name="Table31.6">
          <table:table-cell table:style-name="Table31.A2" office:value-type="string">
            <text:p text:style-name="P62">Luồng sự kiện thay thế</text:p>
          </table:table-cell>
          <table:table-cell table:style-name="Table31.B3" table:number-columns-spanned="3" office:value-type="string">
            <text:p text:style-name="P22"/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row table:style-name="Table33.1">
                <table:table-cell table:style-name="Table33.A1" office:value-type="string">
                  <text:p text:style-name="P74">STT</text:p>
                </table:table-cell>
                <table:table-cell table:style-name="Table33.B1" office:value-type="string">
                  <text:p text:style-name="P78">Thực hiện bởi</text:p>
                </table:table-cell>
                <table:table-cell table:style-name="Table33.B1" office:value-type="string">
                  <text:p text:style-name="P86">Hành động</text:p>
                </table:table-cell>
              </table:table-row>
              <table:table-row table:style-name="Table33.2">
                <table:table-cell table:style-name="Table33.A2" office:value-type="string">
                  <text:p text:style-name="P87">5.1</text:p>
                </table:table-cell>
                <table:table-cell table:style-name="Table33.B2" office:value-type="string">
                  <text:p text:style-name="P89">Hệ thống</text:p>
                </table:table-cell>
                <table:table-cell table:style-name="Table33.C2" office:value-type="string">
                  <text:p text:style-name="P49">Thông báo mã lớp không tồn tại</text:p>
                </table:table-cell>
              </table:table-row>
              <table:table-row table:style-name="Table33.2">
                <table:table-cell table:style-name="Table33.A2" office:value-type="string">
                  <text:p text:style-name="P33"><text:span text:style-name="T10">5.</text:span><text:span text:style-name="T11">1</text:span></text:p>
                </table:table-cell>
                <table:table-cell table:style-name="Table33.B2" office:value-type="string">
                  <text:p text:style-name="P49">Hệ thống</text:p>
                </table:table-cell>
                <table:table-cell table:style-name="Table33.C2" office:value-type="string">
                  <text:p text:style-name="P49">Thông báo môn học không có trong danh sách đăng ký</text:p>
                </table:table-cell>
              </table:table-row>
              <table:table-row table:style-name="Table33.2">
                <table:table-cell table:style-name="Table33.A2" office:value-type="string">
                  <text:p text:style-name="P43">5.<text:span text:style-name="T16">2</text:span></text:p>
                </table:table-cell>
                <table:table-cell table:style-name="Table33.B2" office:value-type="string">
                  <text:p text:style-name="P49">Hệ thống</text:p>
                </table:table-cell>
                <table:table-cell table:style-name="Table33.C2" office:value-type="string">
                  <text:p text:style-name="P49">Thông báo mã lớp bị trùng lặp</text:p>
                </table:table-cell>
              </table:table-row>
              <table:table-row table:style-name="Table33.2">
                <table:table-cell table:style-name="Table33.A2" office:value-type="string">
                  <text:p text:style-name="P42">5.<text:span text:style-name="T17">3</text:span></text:p>
                </table:table-cell>
                <table:table-cell table:style-name="Table33.B2" office:value-type="string">
                  <text:p text:style-name="P49">Hệ thống</text:p>
                </table:table-cell>
                <table:table-cell table:style-name="Table33.C2" office:value-type="string">
                  <text:p text:style-name="P49">Thông báo trùng thời khóa biểu</text:p>
                </table:table-cell>
              </table:table-row>
              <table:table-row table:style-name="Table33.2">
                <table:table-cell table:style-name="Table33.A2" office:value-type="string">
                  <text:p text:style-name="P35">5.<text:span text:style-name="T17">4</text:span></text:p>
                </table:table-cell>
                <table:table-cell table:style-name="Table33.B2" office:value-type="string">
                  <text:p text:style-name="P51">Hệ thống</text:p>
                </table:table-cell>
                <table:table-cell table:style-name="Table33.C2" office:value-type="string">
                  <text:p text:style-name="P45">Thông báo số lượng tín chỉ đăng ký vượt quá <text:span text:style-name="T14">24</text:span></text:p>
                </table:table-cell>
              </table:table-row>
              <table:table-row table:style-name="Table33.2">
                <table:table-cell table:style-name="Table33.A2" office:value-type="string">
                  <text:p text:style-name="P36">5.5</text:p>
                </table:table-cell>
                <table:table-cell table:style-name="Table33.B2" office:value-type="string">
                  <text:p text:style-name="P51">Hệ thống</text:p>
                </table:table-cell>
                <table:table-cell table:style-name="Table33.C2" office:value-type="string">
                  <text:p text:style-name="P45">Thông báo lỗi lớp đã đầy sinh viên</text:p>
                </table:table-cell>
              </table:table-row>
            </table:table>
            <text:p text:style-name="P22"/>
          </table:table-cell>
          <table:covered-table-cell/>
          <table:covered-table-cell/>
        </table:table-row>
        <text:soft-page-break/>
        <table:table-row table:style-name="Table31.1">
          <table:table-cell table:style-name="Table31.A2" office:value-type="string">
            <text:p text:style-name="P62">Hậu điều kiện<text:bookmark text:name="_GoBack31"/></text:p>
          </table:table-cell>
          <table:table-cell table:style-name="Table31.B3" table:number-columns-spanned="3" office:value-type="string">
            <text:p text:style-name="P10"><text:span text:style-name="T6">Message7Hệ thống <text:s/>cập nhật lại thông tin danh sách học phần sinh viên vào datab</text:span><text:span text:style-name="T7">ase và hiển thị</text:span></text:p>
          </table:table-cell>
          <table:covered-table-cell/>
          <table:covered-table-cell/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56">Mã Use case</text:p>
          </table:table-cell>
          <table:table-cell table:style-name="Table10.B1" office:value-type="string">
            <text:p text:style-name="P6"><text:span text:style-name="T1">UC00</text:span><text:span text:style-name="T5">6</text:span></text:p>
          </table:table-cell>
          <table:table-cell table:style-name="Table10.C1" office:value-type="string">
            <text:p text:style-name="P60">Tên Use case</text:p>
          </table:table-cell>
          <table:table-cell table:style-name="Table10.D1" office:value-type="string">
            <text:p text:style-name="P12">Xem danh sách đăng ký học phần của sinh viên</text:p>
          </table:table-cell>
        </table:table-row>
        <table:table-row table:style-name="Table10.2">
          <table:table-cell table:style-name="Table10.A2" office:value-type="string">
            <text:p text:style-name="P56">Tác nhân</text:p>
          </table:table-cell>
          <table:table-cell table:style-name="Table10.B2" table:number-columns-spanned="3" office:value-type="string">
            <text:p text:style-name="P12">Phòng đào tạo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56">Mô tả</text:p>
          </table:table-cell>
          <table:table-cell table:style-name="Table10.B3" table:number-columns-spanned="3" office:value-type="string">
            <text:p text:style-name="P12">Cho phép tác nhân xem danh sách các học phần sinh viên đăng ký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56">Tiền điều kiện</text:p>
          </table:table-cell>
          <table:table-cell table:style-name="Table10.B3" table:number-columns-spanned="3" office:value-type="string">
            <text:p text:style-name="P12">Tác nhân đã đăng nhập thành công và chọn chức năng xem danh sách đăng ký học phần</text:p>
          </table:table-cell>
          <table:covered-table-cell/>
          <table:covered-table-cell/>
        </table:table-row>
        <table:table-row table:style-name="Table10.5">
          <table:table-cell table:style-name="Table10.A2" office:value-type="string">
            <text:p text:style-name="P56">Luồng sự kiện chính</text:p>
            <text:p text:style-name="P56">(Thành công)</text:p>
          </table:table-cell>
          <table:table-cell table:style-name="Table10.B3" table:number-columns-spanned="3" office:value-type="string">
            <text:p text:style-name="P20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64">STT</text:p>
                </table:table-cell>
                <table:table-cell table:style-name="Table11.B1" office:value-type="string">
                  <text:p text:style-name="P68">Thực hiện bởi</text:p>
                </table:table-cell>
                <table:table-cell table:style-name="Table11.B1" office:value-type="string">
                  <text:p text:style-name="P80">Hành động</text:p>
                </table:table-cell>
              </table:table-row>
              <table:table-row table:style-name="Table11.2">
                <table:table-cell table:style-name="Table11.A2" office:value-type="string">
                  <text:p text:style-name="P24"><text:span text:style-name="T10">1.</text:span><text:span text:style-name="T13"> <text:s text:c="14"/></text:span><text:span text:style-name="T10"><text:s/></text:span></text:p>
                </table:table-cell>
                <table:table-cell table:style-name="Table11.B2" office:value-type="string">
                  <text:p text:style-name="P29">Phòng đào tạo</text:p>
                </table:table-cell>
                <table:table-cell table:style-name="Table11.C2" office:value-type="string">
                  <text:p text:style-name="P29">Chọn chức năng xem danh sách đăng ký học phần</text:p>
                </table:table-cell>
              </table:table-row>
              <table:table-row table:style-name="Table11.2">
                <table:table-cell table:style-name="Table11.A2" office:value-type="string">
                  <text:p text:style-name="P24"><text:span text:style-name="T10">2.</text:span><text:span text:style-name="T13"> <text:s text:c="14"/></text:span><text:span text:style-name="T10"><text:s/></text:span></text:p>
                </table:table-cell>
                <table:table-cell table:style-name="Table11.B2" office:value-type="string">
                  <text:p text:style-name="P29">Hệ thống</text:p>
                </table:table-cell>
                <table:table-cell table:style-name="Table11.C2" office:value-type="string">
                  <text:p text:style-name="P29">Hiển thị giao diện danh sách đăng ký học phần</text:p>
                </table:table-cell>
              </table:table-row>
            </table:table>
            <text:p text:style-name="P20"/>
          </table:table-cell>
          <table:covered-table-cell/>
          <table:covered-table-cell/>
        </table:table-row>
        <table:table-row table:style-name="Table10.6">
          <table:table-cell table:style-name="Table10.A2" office:value-type="string">
            <text:p text:style-name="P60">Luồng sự kiện thay thế</text:p>
          </table:table-cell>
          <table:table-cell table:style-name="Table10.B3" table:number-columns-spanned="3" office:value-type="string">
            <text:p text:style-name="P20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72">STT</text:p>
                </table:table-cell>
                <table:table-cell table:style-name="Table12.B1" office:value-type="string">
                  <text:p text:style-name="P76">Thực hiện bởi</text:p>
                </table:table-cell>
                <table:table-cell table:style-name="Table12.B1" office:value-type="string">
                  <text:p text:style-name="P84">Hành động</text:p>
                </table:table-cell>
              </table:table-row>
              <table:table-row table:style-name="Table12.2">
                <table:table-cell table:style-name="Table12.A2" office:value-type="string">
                  <text:p text:style-name="P38"/>
                </table:table-cell>
                <table:table-cell table:style-name="Table12.B2" office:value-type="string">
                  <text:p text:style-name="P47"/>
                </table:table-cell>
                <table:table-cell table:style-name="Table12.C2" office:value-type="string">
                  <text:p text:style-name="P47"/>
                </table:table-cell>
              </table:table-row>
            </table:table>
            <text:p text:style-name="P20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0">Hậu điều kiện<text:bookmark text:name="_GoBack4"/></text:p>
          </table:table-cell>
          <table:table-cell table:style-name="Table10.B3" table:number-columns-spanned="3" office:value-type="string">
            <text:p text:style-name="P12">Không có</text:p>
          </table:table-cell>
          <table:covered-table-cell/>
          <table:covered-table-cell/>
        </table:table-row>
      </table:table>
      <text:p text:style-name="P2"/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57">Mã Use case</text:p>
          </table:table-cell>
          <table:table-cell table:style-name="Table16.B1" office:value-type="string">
            <text:p text:style-name="P7"><text:span text:style-name="T1">UC00</text:span><text:span text:style-name="T5">7</text:span></text:p>
          </table:table-cell>
          <table:table-cell table:style-name="Table16.C1" office:value-type="string">
            <text:p text:style-name="P61">Tên Use case</text:p>
          </table:table-cell>
          <table:table-cell table:style-name="Table16.D1" office:value-type="string">
            <text:p text:style-name="P13">Xem danh sách lớp sắp mở</text:p>
          </table:table-cell>
        </table:table-row>
        <table:table-row table:style-name="Table16.2">
          <table:table-cell table:style-name="Table16.A2" office:value-type="string">
            <text:p text:style-name="P57">Tác nhân</text:p>
          </table:table-cell>
          <table:table-cell table:style-name="Table16.B2" table:number-columns-spanned="3" office:value-type="string">
            <text:p text:style-name="P13">Phòng đào tạo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57">Mô tả</text:p>
          </table:table-cell>
          <table:table-cell table:style-name="Table16.B3" table:number-columns-spanned="3" office:value-type="string">
            <text:p text:style-name="P13">Cho phép phòng đào tạo xem thông tin danh sách lớp sắp mở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57">Tiền điều kiện</text:p>
          </table:table-cell>
          <table:table-cell table:style-name="Table16.B3" table:number-columns-spanned="3" office:value-type="string">
            <text:p text:style-name="P13">Tác nhân đã đăng nhập thành công và chọn chức năng xem thông tin danh sách lớp sắp mở</text:p>
          </table:table-cell>
          <table:covered-table-cell/>
          <table:covered-table-cell/>
        </table:table-row>
        <table:table-row table:style-name="Table16.5">
          <table:table-cell table:style-name="Table16.A2" office:value-type="string">
            <text:p text:style-name="P57">Luồng sự kiện chính</text:p>
            <text:p text:style-name="P57">(Thành công)</text:p>
          </table:table-cell>
          <table:table-cell table:style-name="Table16.B3" table:number-columns-spanned="3" office:value-type="string">
            <text:p text:style-name="P21"/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row table:style-name="Table17.1">
                <table:table-cell table:style-name="Table17.A1" office:value-type="string">
                  <text:p text:style-name="P65">STT</text:p>
                </table:table-cell>
                <table:table-cell table:style-name="Table17.B1" office:value-type="string">
                  <text:p text:style-name="P69">Thực hiện bởi</text:p>
                </table:table-cell>
                <table:table-cell table:style-name="Table17.B1" office:value-type="string">
                  <text:p text:style-name="P81">Hành động</text:p>
                </table:table-cell>
              </table:table-row>
              <table:table-row table:style-name="Table17.2">
                <table:table-cell table:style-name="Table17.A2" office:value-type="string">
                  <text:p text:style-name="P25"><text:span text:style-name="T10">1.</text:span><text:span text:style-name="T13"> <text:s text:c="14"/></text:span><text:span text:style-name="T10"><text:s/></text:span></text:p>
                </table:table-cell>
                <table:table-cell table:style-name="Table17.B2" office:value-type="string">
                  <text:p text:style-name="P30">Phòng đào tạo</text:p>
                </table:table-cell>
                <table:table-cell table:style-name="Table17.C2" office:value-type="string">
                  <text:p text:style-name="P30">Chọn chức năng xem danh sách các lớp sắp mở</text:p>
                </table:table-cell>
              </table:table-row>
              <table:table-row table:style-name="Table17.2">
                <table:table-cell table:style-name="Table17.A2" office:value-type="string">
                  <text:p text:style-name="P25"><text:span text:style-name="T10">2.</text:span><text:span text:style-name="T13"> <text:s text:c="14"/></text:span><text:span text:style-name="T10"><text:s/></text:span></text:p>
                </table:table-cell>
                <table:table-cell table:style-name="Table17.B2" office:value-type="string">
                  <text:p text:style-name="P30">Hệ thống</text:p>
                </table:table-cell>
                <table:table-cell table:style-name="Table17.C2" office:value-type="string">
                  <text:p text:style-name="P30">Hiển thị danh sách lớp sắp mở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6.6">
          <table:table-cell table:style-name="Table16.A2" office:value-type="string">
            <text:p text:style-name="P61">Luồng sự kiện thay thế</text:p>
          </table:table-cell>
          <table:table-cell table:style-name="Table16.B3" table:number-columns-spanned="3" office:value-type="string">
            <text:p text:style-name="P21"/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row table:style-name="Table18.1">
                <table:table-cell table:style-name="Table18.A1" office:value-type="string">
                  <text:p text:style-name="P73">STT</text:p>
                </table:table-cell>
                <table:table-cell table:style-name="Table18.B1" office:value-type="string">
                  <text:p text:style-name="P77">Thực hiện bởi</text:p>
                </table:table-cell>
                <table:table-cell table:style-name="Table18.B1" office:value-type="string">
                  <text:p text:style-name="P85">Hành động</text:p>
                </table:table-cell>
              </table:table-row>
              <table:table-row table:style-name="Table18.2">
                <table:table-cell table:style-name="Table18.A2" office:value-type="string">
                  <text:p text:style-name="P39"/>
                </table:table-cell>
                <table:table-cell table:style-name="Table18.B2" office:value-type="string">
                  <text:p text:style-name="P53"/>
                </table:table-cell>
                <table:table-cell table:style-name="Table18.C2" office:value-type="string">
                  <text:p text:style-name="P53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61">Hậu điều kiện<text:bookmark text:name="_GoBack6"/></text:p>
          </table:table-cell>
          <table:table-cell table:style-name="Table16.B3" table:number-columns-spanned="3" office:value-type="string">
            <text:p text:style-name="P13">Không có</text:p>
          </table:table-cell>
          <table:covered-table-cell/>
          <table:covered-table-cell/>
        </table:table-row>
      </table:table>
      <text:p text:style-name="P3"/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57">Mã Use case</text:p>
          </table:table-cell>
          <table:table-cell table:style-name="Table19.B1" office:value-type="string">
            <text:p text:style-name="P7"><text:span text:style-name="T1">UC00</text:span><text:span text:style-name="T5">8</text:span></text:p>
          </table:table-cell>
          <table:table-cell table:style-name="Table19.C1" office:value-type="string">
            <text:p text:style-name="P61">Tên Use case</text:p>
          </table:table-cell>
          <table:table-cell table:style-name="Table19.D1" office:value-type="string">
            <text:p text:style-name="P13">Thêm lớp học</text:p>
          </table:table-cell>
        </table:table-row>
        <table:table-row table:style-name="Table19.2">
          <table:table-cell table:style-name="Table19.A2" office:value-type="string">
            <text:p text:style-name="P57">Tác nhân</text:p>
          </table:table-cell>
          <table:table-cell table:style-name="Table19.B2" table:number-columns-spanned="3" office:value-type="string">
            <text:p text:style-name="P13">Phòng đào tạo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57">Mô tả</text:p>
          </table:table-cell>
          <table:table-cell table:style-name="Table19.B3" table:number-columns-spanned="3" office:value-type="string">
            <text:p text:style-name="P13">Cho phép phòng đào tạo thêm mới một lớp học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57">Tiền điều kiện</text:p>
          </table:table-cell>
          <table:table-cell table:style-name="Table19.B3" table:number-columns-spanned="3" office:value-type="string">
            <text:p text:style-name="P13">Tác nhân đã đăng nhập thành công và chọn chức năng thêm lớp học</text:p>
          </table:table-cell>
          <table:covered-table-cell/>
          <table:covered-table-cell/>
        </table:table-row>
        <table:table-row table:style-name="Table19.5">
          <table:table-cell table:style-name="Table19.A2" office:value-type="string">
            <text:p text:style-name="P57">Luồng sự kiện chính</text:p>
            <text:p text:style-name="P57">(Thành công)</text:p>
          </table:table-cell>
          <table:table-cell table:style-name="Table19.B3" table:number-columns-spanned="3" office:value-type="string">
            <text:p text:style-name="P21"/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row table:style-name="Table20.1">
                <table:table-cell table:style-name="Table20.A1" office:value-type="string">
                  <text:p text:style-name="P65">STT</text:p>
                </table:table-cell>
                <table:table-cell table:style-name="Table20.B1" office:value-type="string">
                  <text:p text:style-name="P69">Thực hiện bởi</text:p>
                </table:table-cell>
                <table:table-cell table:style-name="Table20.B1" office:value-type="string">
                  <text:p text:style-name="P81">Hành động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0">1.</text:span><text:span text:style-name="T13"> <text:s text:c="14"/></text:span><text:span text:style-name="T10"><text:s/></text:span></text:p>
                </table:table-cell>
                <table:table-cell table:style-name="Table20.B2" office:value-type="string">
                  <text:p text:style-name="P30">Quản lí</text:p>
                </table:table-cell>
                <table:table-cell table:style-name="Table20.C2" office:value-type="string">
                  <text:p text:style-name="P30">Chọn chức năng thêm mới lớp học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0">2.</text:span><text:span text:style-name="T13"> <text:s text:c="14"/></text:span><text:span text:style-name="T10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Hiển thị form thêm mới lớp học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0">3.</text:span><text:span text:style-name="T13"> <text:s text:c="14"/></text:span><text:span text:style-name="T10"><text:s/></text:span></text:p>
                </table:table-cell>
                <table:table-cell table:style-name="Table20.B2" office:value-type="string">
                  <text:p text:style-name="P30">Quản lí</text:p>
                </table:table-cell>
                <table:table-cell table:style-name="Table20.C2" office:value-type="string">
                  <text:p text:style-name="P30">Nhập thông tin lớp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0">4.</text:span><text:span text:style-name="T13"> <text:s text:c="14"/></text:span><text:span text:style-name="T10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Kiểm tra thông tin có hợp lệ hay không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0">5.</text:span><text:span text:style-name="T13"> <text:s text:c="14"/></text:span><text:span text:style-name="T10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Thêm mới lớp vào database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0">6.</text:span><text:span text:style-name="T13"> <text:s text:c="14"/></text:span><text:span text:style-name="T10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Thông báo thêm lớp thành công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9.6">
          <table:table-cell table:style-name="Table19.A2" office:value-type="string">
            <text:p text:style-name="P61">Luồng sự kiện thay thế</text:p>
          </table:table-cell>
          <table:table-cell table:style-name="Table19.B3" table:number-columns-spanned="3" office:value-type="string">
            <text:p text:style-name="P21"/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row table:style-name="Table21.1">
                <table:table-cell table:style-name="Table21.A1" office:value-type="string">
                  <text:p text:style-name="P73">STT</text:p>
                </table:table-cell>
                <table:table-cell table:style-name="Table21.B1" office:value-type="string">
                  <text:p text:style-name="P77">Thực hiện bởi</text:p>
                </table:table-cell>
                <table:table-cell table:style-name="Table21.B1" office:value-type="string">
                  <text:p text:style-name="P85">Hành động</text:p>
                </table:table-cell>
              </table:table-row>
              <table:table-row table:style-name="Table21.2">
                <table:table-cell table:style-name="Table21.A2" office:value-type="string">
                  <text:p text:style-name="P40">5</text:p>
                </table:table-cell>
                <table:table-cell table:style-name="Table21.B2" office:value-type="string">
                  <text:p text:style-name="P48">Hệ thống</text:p>
                </table:table-cell>
                <table:table-cell table:style-name="Table21.C2" office:value-type="string">
                  <text:p text:style-name="P48">Thông báo thông tin không hợp lệ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1">Hậu điều kiện<text:bookmark text:name="_GoBack7"/></text:p>
          </table:table-cell>
          <table:table-cell table:style-name="Table19.B3" table:number-columns-spanned="3" office:value-type="string">
            <text:p text:style-name="P13">Hệ thống <text:s/>cập nhật lại danh sách lớp sắp mở từ database và hiển thị</text:p>
          </table:table-cell>
          <table:covered-table-cell/>
          <table:covered-table-cell/>
        </table:table-row>
      </table:table>
      <text:p text:style-name="P3"/>
      <text:p text:style-name="P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7">Mã Use case</text:p>
          </table:table-cell>
          <table:table-cell table:style-name="Table22.B1" office:value-type="string">
            <text:p text:style-name="P7"><text:span text:style-name="T1">UC00</text:span><text:span text:style-name="T5">9</text:span></text:p>
          </table:table-cell>
          <table:table-cell table:style-name="Table22.C1" office:value-type="string">
            <text:p text:style-name="P61">Tên Use case</text:p>
          </table:table-cell>
          <table:table-cell table:style-name="Table22.D1" office:value-type="string">
            <text:p text:style-name="P13">Cập nhật thông tin lớp</text:p>
          </table:table-cell>
        </table:table-row>
        <table:table-row table:style-name="Table22.2">
          <table:table-cell table:style-name="Table22.A2" office:value-type="string">
            <text:p text:style-name="P57">Tác nhân</text:p>
          </table:table-cell>
          <table:table-cell table:style-name="Table22.B2" table:number-columns-spanned="3" office:value-type="string">
            <text:p text:style-name="P13">Phòng đào tạo, Khoa / Viện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57">Mô tả</text:p>
          </table:table-cell>
          <table:table-cell table:style-name="Table22.B3" table:number-columns-spanned="3" office:value-type="string">
            <text:p text:style-name="P13">Cho phép tác nhân cập nhật lại thông tin lớp sắp mở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57">Tiền điều kiện</text:p>
          </table:table-cell>
          <table:table-cell table:style-name="Table22.B3" table:number-columns-spanned="3" office:value-type="string">
            <text:p text:style-name="P13">Tác nhân đã đăng nhập thành công và chọn chức năng cập nhật thông tin lớp</text:p>
          </table:table-cell>
          <table:covered-table-cell/>
          <table:covered-table-cell/>
        </table:table-row>
        <table:table-row table:style-name="Table22.5">
          <table:table-cell table:style-name="Table22.A2" office:value-type="string">
            <text:p text:style-name="P57">Luồng sự kiện chính</text:p>
            <text:p text:style-name="P57">(Thành công)</text:p>
          </table:table-cell>
          <table:table-cell table:style-name="Table22.B3" table:number-columns-spanned="3" office:value-type="string">
            <text:p text:style-name="P21"/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 table:style-name="Table23.1">
                <table:table-cell table:style-name="Table23.A1" office:value-type="string">
                  <text:p text:style-name="P65">STT</text:p>
                </table:table-cell>
                <table:table-cell table:style-name="Table23.B1" office:value-type="string">
                  <text:p text:style-name="P69">Thực hiện bởi</text:p>
                </table:table-cell>
                <table:table-cell table:style-name="Table23.B1" office:value-type="string">
                  <text:p text:style-name="P81">Hành động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0">1.</text:span><text:span text:style-name="T13"> <text:s text:c="14"/></text:span><text:span text:style-name="T10"><text:s/></text:span></text:p>
                </table:table-cell>
                <table:table-cell table:style-name="Table23.B2" office:value-type="string">
                  <text:p text:style-name="P30">Phòng đào tạo</text:p>
                </table:table-cell>
                <table:table-cell table:style-name="Table23.C2" office:value-type="string">
                  <text:p text:style-name="P30">Chọn chức năng cập nhật thông tin lớp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0">2.</text:span><text:span text:style-name="T13"> <text:s text:c="14"/></text:span><text:span text:style-name="T10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Hiển thị form cập nhật thông tin lớp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0">3.</text:span><text:span text:style-name="T13"> <text:s text:c="14"/></text:span><text:span text:style-name="T10"><text:s/></text:span></text:p>
                </table:table-cell>
                <table:table-cell table:style-name="Table23.B2" office:value-type="string">
                  <text:p text:style-name="P30">Phòng đào tạo</text:p>
                </table:table-cell>
                <table:table-cell table:style-name="Table23.C2" office:value-type="string">
                  <text:p text:style-name="P30">Cập nhật lại thông tin của lớp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0">4.</text:span><text:span text:style-name="T13"> <text:s text:c="14"/></text:span><text:span text:style-name="T10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Kiểm tra thông tin có hợp lệ hay không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0">5.</text:span><text:span text:style-name="T13"> <text:s text:c="14"/></text:span><text:span text:style-name="T10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Cập nhật lớp vào database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0">6.</text:span><text:span text:style-name="T13"> <text:s text:c="14"/></text:span><text:span text:style-name="T10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Thông báo cập nhật lớp thành công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2.6">
          <table:table-cell table:style-name="Table22.A2" office:value-type="string">
            <text:p text:style-name="P61">Luồng sự kiện thay thế</text:p>
          </table:table-cell>
          <table:table-cell table:style-name="Table22.B3" table:number-columns-spanned="3" office:value-type="string">
            <text:p text:style-name="P21"/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row table:style-name="Table24.1">
                <table:table-cell table:style-name="Table24.A1" office:value-type="string">
                  <text:p text:style-name="P73">STT</text:p>
                </table:table-cell>
                <table:table-cell table:style-name="Table24.B1" office:value-type="string">
                  <text:p text:style-name="P77">Thực hiện bởi</text:p>
                </table:table-cell>
                <table:table-cell table:style-name="Table24.B1" office:value-type="string">
                  <text:p text:style-name="P85">Hành động</text:p>
                </table:table-cell>
              </table:table-row>
              <table:table-row table:style-name="Table24.2">
                <table:table-cell table:style-name="Table24.A2" office:value-type="string">
                  <text:p text:style-name="P39">5</text:p>
                </table:table-cell>
                <table:table-cell table:style-name="Table24.B2" office:value-type="string">
                  <text:p text:style-name="P48">Hệ thống</text:p>
                </table:table-cell>
                <table:table-cell table:style-name="Table24.C2" office:value-type="string">
                  <text:p text:style-name="P48">Thông báo thông tin không hợp lệ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61">Hậu điều kiện<text:bookmark text:name="_GoBack8"/></text:p>
          </table:table-cell>
          <table:table-cell table:style-name="Table22.B3" table:number-columns-spanned="3" office:value-type="string">
            <text:p text:style-name="P9"><text:span text:style-name="T6">Hệ thống cập nhật lại danh sách lớp ở dat</text:span><text:span text:style-name="T8">abase và hiển thị </text:span></text:p>
          </table:table-cell>
          <table:covered-table-cell/>
          <table:covered-table-cell/>
        </table:table-row>
      </table:table>
      <text:p text:style-name="P3"/>
      <text:p text:style-name="P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57">Mã Use case</text:p>
          </table:table-cell>
          <table:table-cell table:style-name="Table25.B1" office:value-type="string">
            <text:p text:style-name="P7"><text:span text:style-name="T1">UC00</text:span><text:span text:style-name="T5">10</text:span></text:p>
          </table:table-cell>
          <table:table-cell table:style-name="Table25.C1" office:value-type="string">
            <text:p text:style-name="P61">Tên Use case</text:p>
          </table:table-cell>
          <table:table-cell table:style-name="Table25.D1" office:value-type="string">
            <text:p text:style-name="P13">Xóa lớp đã chọn</text:p>
          </table:table-cell>
        </table:table-row>
        <table:table-row table:style-name="Table25.2">
          <table:table-cell table:style-name="Table25.A2" office:value-type="string">
            <text:p text:style-name="P57">Tác nhân</text:p>
          </table:table-cell>
          <table:table-cell table:style-name="Table25.B2" table:number-columns-spanned="3" office:value-type="string">
            <text:p text:style-name="P13">Phòng đào tạo</text:p>
          </table:table-cell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57">Mô tả</text:p>
          </table:table-cell>
          <table:table-cell table:style-name="Table25.B3" table:number-columns-spanned="3" office:value-type="string">
            <text:p text:style-name="P13">Cho phép tác nhân xóa các lớp đã chọn</text:p>
          </table:table-cell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57">Tiền điều kiện</text:p>
          </table:table-cell>
          <table:table-cell table:style-name="Table25.B3" table:number-columns-spanned="3" office:value-type="string">
            <text:p text:style-name="P13">Tác nhân đã đăng nhập và chọn chức năng xóa lớp đã chọn</text:p>
          </table:table-cell>
          <table:covered-table-cell/>
          <table:covered-table-cell/>
        </table:table-row>
        <table:table-row table:style-name="Table25.5">
          <table:table-cell table:style-name="Table25.A2" office:value-type="string">
            <text:p text:style-name="P57">Luồng sự kiện chính</text:p>
            <text:p text:style-name="P57">(Thành công)</text:p>
          </table:table-cell>
          <table:table-cell table:style-name="Table25.B3" table:number-columns-spanned="3" office:value-type="string">
            <text:p text:style-name="P21"/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row table:style-name="Table26.1">
                <table:table-cell table:style-name="Table26.A1" office:value-type="string">
                  <text:p text:style-name="P65">STT</text:p>
                </table:table-cell>
                <table:table-cell table:style-name="Table26.B1" office:value-type="string">
                  <text:p text:style-name="P69">Thực hiện bởi</text:p>
                </table:table-cell>
                <table:table-cell table:style-name="Table26.B1" office:value-type="string">
                  <text:p text:style-name="P81">Hành động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0">1.</text:span><text:span text:style-name="T13"> <text:s text:c="14"/></text:span><text:span text:style-name="T10"><text:s/></text:span></text:p>
                </table:table-cell>
                <table:table-cell table:style-name="Table26.B2" office:value-type="string">
                  <text:p text:style-name="P30">Phòng đào tạo</text:p>
                </table:table-cell>
                <table:table-cell table:style-name="Table26.C2" office:value-type="string">
                  <text:p text:style-name="P30">Chọn chức năng xóa lớp đã chọn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0">2.</text:span><text:span text:style-name="T13"> <text:s text:c="14"/></text:span><text:span text:style-name="T10"><text:s/></text:span></text:p>
                </table:table-cell>
                <table:table-cell table:style-name="Table26.B2" office:value-type="string">
                  <text:p text:style-name="P30">Hệ thống</text:p>
                </table:table-cell>
                <table:table-cell table:style-name="Table26.C2" office:value-type="string">
                  <text:p text:style-name="P30">Hệ thống yêu cầu xác nhận thông tin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0">3.</text:span><text:span text:style-name="T13"> <text:s text:c="14"/></text:span><text:span text:style-name="T10"><text:s/></text:span></text:p>
                </table:table-cell>
                <table:table-cell table:style-name="Table26.B2" office:value-type="string">
                  <text:p text:style-name="P54">Phòng đào tạo</text:p>
                </table:table-cell>
                <table:table-cell table:style-name="Table26.C2" office:value-type="string">
                  <text:p text:style-name="P54">Chấp nhận 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0">4.</text:span><text:span text:style-name="T13"> <text:s text:c="14"/></text:span><text:span text:style-name="T10"><text:s/></text:span></text:p>
                </table:table-cell>
                <table:table-cell table:style-name="Table26.B2" office:value-type="string">
                  <text:p text:style-name="P30">Hệ thống</text:p>
                </table:table-cell>
                <table:table-cell table:style-name="Table26.C2" office:value-type="string">
                  <text:p text:style-name="P30">Xóa các lớp chọn và cập nhật lại ở database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2">6</text:span><text:span text:style-name="T10">.</text:span><text:span text:style-name="T13"> <text:s text:c="12"/></text:span><text:span text:style-name="T10"><text:s/></text:span></text:p>
                </table:table-cell>
                <table:table-cell table:style-name="Table26.B2" office:value-type="string">
                  <text:p text:style-name="P30">Hệ thống</text:p>
                </table:table-cell>
                <table:table-cell table:style-name="Table26.C2" office:value-type="string">
                  <text:p text:style-name="P30">Thông báo xóa lớp thành công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5.6">
          <table:table-cell table:style-name="Table25.A2" office:value-type="string">
            <text:p text:style-name="P61">Luồng sự kiện thay thế</text:p>
          </table:table-cell>
          <table:table-cell table:style-name="Table25.B3" table:number-columns-spanned="3" office:value-type="string">
            <text:p text:style-name="P21"/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row table:style-name="Table27.1">
                <table:table-cell table:style-name="Table27.A1" office:value-type="string">
                  <text:p text:style-name="P73">STT</text:p>
                </table:table-cell>
                <table:table-cell table:style-name="Table27.B1" office:value-type="string">
                  <text:p text:style-name="P77">Thực hiện bởi</text:p>
                </table:table-cell>
                <table:table-cell table:style-name="Table27.B1" office:value-type="string">
                  <text:p text:style-name="P85">Hành động</text:p>
                </table:table-cell>
              </table:table-row>
              <table:table-row table:style-name="Table27.2">
                <table:table-cell table:style-name="Table27.A2" office:value-type="string">
                  <text:p text:style-name="P39"/>
                </table:table-cell>
                <table:table-cell table:style-name="Table27.B2" office:value-type="string">
                  <text:p text:style-name="P48"/>
                </table:table-cell>
                <table:table-cell table:style-name="Table27.C2" office:value-type="string">
                  <text:p text:style-name="P53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61">Hậu điều kiện<text:bookmark text:name="_GoBack9"/></text:p>
          </table:table-cell>
          <table:table-cell table:style-name="Table25.B3" table:number-columns-spanned="3" office:value-type="string">
            <text:p text:style-name="P9"><text:span text:style-name="T6">Hệ thống <text:s/>cập nhật lại danh sách lớp từ datab</text:span><text:span text:style-name="T9">ase và hiển thị</text:span></text:p>
          </table:table-cell>
          <table:covered-table-cell/>
          <table:covered-table-cell/>
        </table:table-row>
      </table:table>
      <text:p text:style-name="P3"/>
      <text:p text:style-name="P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57">Mã Use case</text:p>
          </table:table-cell>
          <table:table-cell table:style-name="Table28.B1" office:value-type="string">
            <text:p text:style-name="P7"><text:span text:style-name="T1">UC00</text:span><text:span text:style-name="T4">1</text:span><text:span text:style-name="T5">1</text:span></text:p>
          </table:table-cell>
          <table:table-cell table:style-name="Table28.C1" office:value-type="string">
            <text:p text:style-name="P61">Tên Use case</text:p>
          </table:table-cell>
          <table:table-cell table:style-name="Table28.D1" office:value-type="string">
            <text:p text:style-name="P13">Xem danh sách lớp được phân công</text:p>
          </table:table-cell>
        </table:table-row>
        <table:table-row table:style-name="Table28.2">
          <table:table-cell table:style-name="Table28.A2" office:value-type="string">
            <text:p text:style-name="P57">Tác nhân</text:p>
          </table:table-cell>
          <table:table-cell table:style-name="Table28.B2" table:number-columns-spanned="3" office:value-type="string">
            <text:p text:style-name="P13">Giảng viên</text:p>
          </table:table-cell>
          <table:covered-table-cell/>
          <table:covered-table-cell/>
        </table:table-row>
        <table:table-row table:style-name="Table28.2">
          <table:table-cell table:style-name="Table28.A2" office:value-type="string">
            <text:p text:style-name="P57">Mô tả</text:p>
          </table:table-cell>
          <table:table-cell table:style-name="Table28.B3" table:number-columns-spanned="3" office:value-type="string">
            <text:p text:style-name="P13">Cho phép giảng viên xem danh sách lớp được phân công</text:p>
          </table:table-cell>
          <table:covered-table-cell/>
          <table:covered-table-cell/>
        </table:table-row>
        <table:table-row table:style-name="Table28.2">
          <table:table-cell table:style-name="Table28.A2" office:value-type="string">
            <text:p text:style-name="P57">Tiền điều kiện</text:p>
          </table:table-cell>
          <table:table-cell table:style-name="Table28.B3" table:number-columns-spanned="3" office:value-type="string">
            <text:p text:style-name="P13">Tác nhân đã đăng nhập thành công và chọn chức năng danh sách lớp được phân công</text:p>
          </table:table-cell>
          <table:covered-table-cell/>
          <table:covered-table-cell/>
        </table:table-row>
        <table:table-row table:style-name="Table28.5">
          <table:table-cell table:style-name="Table28.A2" office:value-type="string">
            <text:p text:style-name="P57">Luồng sự kiện chính</text:p>
            <text:p text:style-name="P57">(Thành công)</text:p>
          </table:table-cell>
          <table:table-cell table:style-name="Table28.B3" table:number-columns-spanned="3" office:value-type="string">
            <text:p text:style-name="P21"/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row table:style-name="Table29.1">
                <table:table-cell table:style-name="Table29.A1" office:value-type="string">
                  <text:p text:style-name="P65">STT</text:p>
                </table:table-cell>
                <table:table-cell table:style-name="Table29.B1" office:value-type="string">
                  <text:p text:style-name="P69">Thực hiện bởi</text:p>
                </table:table-cell>
                <table:table-cell table:style-name="Table29.B1" office:value-type="string">
                  <text:p text:style-name="P81">Hành động</text:p>
                </table:table-cell>
              </table:table-row>
              <table:table-row table:style-name="Table29.2">
                <table:table-cell table:style-name="Table29.A2" office:value-type="string">
                  <text:p text:style-name="P25"><text:span text:style-name="T10">1.</text:span><text:span text:style-name="T13"> <text:s text:c="14"/></text:span><text:span text:style-name="T10"><text:s/></text:span></text:p>
                </table:table-cell>
                <table:table-cell table:style-name="Table29.B2" office:value-type="string">
                  <text:p text:style-name="P30">Giảng viên</text:p>
                </table:table-cell>
                <table:table-cell table:style-name="Table29.C2" office:value-type="string">
                  <text:p text:style-name="P30">Chọn chức năng xem danh sách lớp được phân công</text:p>
                </table:table-cell>
              </table:table-row>
              <table:table-row table:style-name="Table29.2">
                <table:table-cell table:style-name="Table29.A2" office:value-type="string">
                  <text:p text:style-name="P25"><text:span text:style-name="T10">2.</text:span><text:span text:style-name="T13"> <text:s text:c="14"/></text:span><text:span text:style-name="T10"><text:s/></text:span></text:p>
                </table:table-cell>
                <table:table-cell table:style-name="Table29.B2" office:value-type="string">
                  <text:p text:style-name="P30">Hệ thống</text:p>
                </table:table-cell>
                <table:table-cell table:style-name="Table29.C2" office:value-type="string">
                  <text:p text:style-name="P27"><text:span text:style-name="T10">Hiển thị </text:span><text:span text:style-name="T12">danh sách lớp được phân công</text:span>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8.6">
          <table:table-cell table:style-name="Table28.A2" office:value-type="string">
            <text:p text:style-name="P61">Luồng sự kiện thay thế</text:p>
          </table:table-cell>
          <table:table-cell table:style-name="Table28.B3" table:number-columns-spanned="3" office:value-type="string">
            <text:p text:style-name="P21"/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30.1">
                <table:table-cell table:style-name="Table30.A1" office:value-type="string">
                  <text:p text:style-name="P73">STT</text:p>
                </table:table-cell>
                <table:table-cell table:style-name="Table30.B1" office:value-type="string">
                  <text:p text:style-name="P77">Thực hiện bởi</text:p>
                </table:table-cell>
                <table:table-cell table:style-name="Table30.B1" office:value-type="string">
                  <text:p text:style-name="P85">Hành động</text:p>
                </table:table-cell>
              </table:table-row>
              <table:table-row table:style-name="Table30.2">
                <table:table-cell table:style-name="Table30.A2" office:value-type="string">
                  <text:p text:style-name="P39"/>
                </table:table-cell>
                <table:table-cell table:style-name="Table30.B2" office:value-type="string">
                  <text:p text:style-name="P48"/>
                </table:table-cell>
                <table:table-cell table:style-name="Table30.C2" office:value-type="string">
                  <text:p text:style-name="P53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61">Hậu điều kiện<text:bookmark text:name="_GoBack10"/></text:p>
          </table:table-cell>
          <table:table-cell table:style-name="Table28.B3" table:number-columns-spanned="3" office:value-type="string">
            <text:p text:style-name="P13">Không có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52:13.847809540</meta:creation-date>
    <dc:date>2021-11-25T04:50:24.278844874</dc:date>
    <meta:editing-duration>PT17H2M4S</meta:editing-duration>
    <meta:editing-cycles>3</meta:editing-cycles>
    <meta:generator>LibreOffice/6.4.7.2$Linux_X86_64 LibreOffice_project/40$Build-2</meta:generator>
    <meta:document-statistic meta:table-count="33" meta:image-count="0" meta:object-count="0" meta:page-count="12" meta:paragraph-count="402" meta:word-count="1556" meta:character-count="7437" meta:non-whitespace-character-count="5556"/>
  </office:meta>
</office:document-meta>
</file>